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21"/>
    <style:style style:name="ce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13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7" style:family="table-cell" style:parent-style-name="Default" style:data-style-name="N122">
      <style:table-cell-properties fo:border="none"/>
    </style:style>
    <style:style style:name="ce18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60">
      <style:text-properties style:use-window-font-color="true" style:text-outline="false" style:text-line-through-styl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5"/>
    <style:style style:name="ce2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3"/>
    <style:style style:name="ce23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272in" svg:height="4.1508in" svg:x="0.1087in" svg:y="3.8008in">
            <draw:object draw:notify-on-update-of-ranges="Sheet1.F15:Sheet1.F17 Sheet1.C56:Sheet1.C61 Sheet1.A54:Sheet1.A54 Sheet1.D56:Sheet1.D61 Sheet1.C75:Sheet1.C78 Sheet1.A73:Sheet1.A73 Sheet1.D75:Sheet1.D78 Sheet1.C67:Sheet1.C70 Sheet1.A65:Sheet1.A65 Sheet1.D67:Sheet1.D70 Sheet1.C83:Sheet1.C87 Sheet1.A81:Sheet1.A81 Sheet1.D83:Sheet1.D87 Sheet1.C91:Sheet1.C94 Sheet1.A89:Sheet1.A89 Sheet1.D91:Sheet1.D94 Sheet1.C98:Sheet1.C101 Sheet1.A96:Sheet1.A96 Sheet1.D98:Sheet1.D101 Sheet1.C105:Sheet1.C110 Sheet1.A103:Sheet1.A103 Sheet1.D105:Sheet1.D110 Sheet1.J3:Sheet1.J8 Sheet1.B4:Sheet1.B4 Sheet1.B6:Sheet1.B11 Sheet1.J13:Sheet1.J18 Sheet1.F4:Sheet1.F4 Sheet1.F6:Sheet1.F11 Sheet1.J23:Sheet1.J28 Sheet1.B13:Sheet1.B13 Sheet1.B15:Sheet1.B20 Sheet1.J33:Sheet1.J37 Sheet1.F13:Sheet1.F13 Sheet1.F15:Sheet1.F18 Sheet1.N3:Sheet1.N4 Sheet1.M3:Sheet1.M3 Sheet1.O3:Sheet1.O4 Sheet1.N13:Sheet1.N14 Sheet1.M13:Sheet1.M13 Sheet1.O13:Sheet1.O14 Sheet1.N23:Sheet1.N24 Sheet1.M23:Sheet1.M23 Sheet1.O23:Sheet1.O24 Sheet1.N33:Sheet1.N34 Sheet1.M33:Sheet1.M33 Sheet1.O33:Sheet1.O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0272in" svg:height="4.1508in" svg:x="6.252in" svg:y="9.5469in">
            <draw:object draw:notify-on-update-of-ranges="Sheet1.F15:Sheet1.F17 Sheet1.C56:Sheet1.C61 Sheet1.A54:Sheet1.A54 Sheet1.B56:Sheet1.B61 Sheet1.C75:Sheet1.C78 Sheet1.A73:Sheet1.A73 Sheet1.B75:Sheet1.B78 Sheet1.C67:Sheet1.C70 Sheet1.A65:Sheet1.A65 Sheet1.B67:Sheet1.B70 Sheet1.C83:Sheet1.C87 Sheet1.A81:Sheet1.A81 Sheet1.B83:Sheet1.B87 Sheet1.C91:Sheet1.C94 Sheet1.A89:Sheet1.A89 Sheet1.B91:Sheet1.B94 Sheet1.C98:Sheet1.C101 Sheet1.A96:Sheet1.A96 Sheet1.B98:Sheet1.B101 Sheet1.J3:Sheet1.J8 Sheet1.B4:Sheet1.B4 Sheet1.K3:Sheet1.K7 Sheet1.J13:Sheet1.J18 Sheet1.F4:Sheet1.F4 Sheet1.K13:Sheet1.K17 Sheet1.J23:Sheet1.J28 Sheet1.B13:Sheet1.B13 Sheet1.K23:Sheet1.K27 Sheet1.J33:Sheet1.J37 Sheet1.F13:Sheet1.F13 Sheet1.K33:Sheet1.K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0" office:value-type="string" table:number-columns-spanned="3" table:number-rows-spanned="1">
            <text:p>Joukowski Laminar Re=1000</text:p>
          </table:table-cell>
          <table:covered-table-cell table:number-columns-repeated="2"/>
          <table:table-cell table:number-columns-repeated="3"/>
          <table:table-cell office:value-type="string">
            <text:p>P=1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Cd/2</text:p>
          </table:table-cell>
          <table:table-cell office:value-type="string">
            <text:p>h</text:p>
          </table:table-cell>
          <table:table-cell office:value-type="string">
            <text:p>Cd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error</text:p>
          </table:table-cell>
          <table:table-cell table:number-columns-repeated="2"/>
          <table:table-cell office:value-type="string">
            <text:p>Elements</text:p>
          </table:table-cell>
          <table:table-cell/>
          <table:table-cell office:value-type="string">
            <text:p>CD</text:p>
          </table:table-cell>
          <table:table-cell office:value-type="string">
            <text:p>h</text:p>
          </table:table-cell>
          <table:table-cell office:value-type="string">
            <text:p>DOF</text:p>
          </table:table-cell>
          <table:table-cell office:value-type="string">
            <text:p>Cd error</text:p>
          </table:table-cell>
          <table:table-cell office:value-type="string">
            <text:p>Slope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>
            <text:p>ref0</text:p>
          </table:table-cell>
          <table:table-cell table:style-name="ce19" office:value-type="float" office:value="0.0708567604082406">
            <text:p>7.09E-002</text:p>
          </table:table-cell>
          <table:table-cell table:formula="of:=1/SQRT([.A6])" office:value-type="float" office:value="0.0180421959121758">
            <text:p>0.0180421959</text:p>
          </table:table-cell>
          <table:table-cell table:formula="of:=[.I3]*2" office:value-type="float" office:value="0.141713520816481">
            <text:p>0.1417135208</text:p>
          </table:table-cell>
          <table:table-cell/>
          <table:table-cell office:value-type="string">
            <text:p>Slope 2</text:p>
          </table:table-cell>
          <table:table-cell table:formula="of:=[.J3]" office:value-type="float" office:value="0.0180421959121758">
            <text:p>0.0180421959</text:p>
          </table:table-cell>
          <table:table-cell table:style-name="ce5" table:formula="of:=[.B6]" office:value-type="float" office:value="0.0198169973458514">
            <text:p>1.98E-002</text:p>
          </table:table-cell>
          <table:table-cell/>
          <table:table-cell office:value-type="float" office:value="1">
            <text:p>1</text:p>
          </table:table-cell>
          <table:table-cell table:formula="of:=16*3*16" office:value-type="float" office:value="768">
            <text:p>768</text:p>
          </table:table-cell>
          <table:table-cell table:style-name="ce7" office:value-type="string">
            <text:p>ref0</text:p>
          </table:table-cell>
          <table:table-cell table:style-name="ce5" office:value-type="float" office:value="0.219448359316711">
            <text:p>2.19E-001</text:p>
          </table:table-cell>
          <table:table-cell table:formula="of:=1/SQRT([.$V3]*[.$W3]*([.T$1]+1)*([.T$1]+1))" office:value-type="float" office:value="0.0640898930085299">
            <text:p>0.064089893</text:p>
          </table:table-cell>
          <table:table-cell table:formula="of:=[.$R3]*[.$Q3]*([.T$1]+1)*([.T$1]+1)" office:value-type="float" office:value="768">
            <text:p>768</text:p>
          </table:table-cell>
          <table:table-cell table:style-name="ce5" table:formula="of:=2*ABS([.T3]-[.$I$36])" office:value-type="float" office:value="0.317000309924789">
            <text:p>3.17E-0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=</text:p>
          </table:table-cell>
          <table:table-cell table:style-name="ce6" office:value-type="float" office:value="1">
            <text:p>1</text:p>
          </table:table-cell>
          <table:table-cell table:style-name="ce11"/>
          <table:table-cell/>
          <table:table-cell table:style-name="ce1" office:value-type="string">
            <text:p>P=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style-name="ce7" office:value-type="string">
            <text:p>ref1</text:p>
          </table:table-cell>
          <table:table-cell table:style-name="ce19" office:value-type="float" office:value="0.0630475100173985">
            <text:p>6.30E-002</text:p>
          </table:table-cell>
          <table:table-cell table:formula="of:=1/SQRT([.A7])" office:value-type="float" office:value="0.0090210979560879">
            <text:p>0.009021098</text:p>
          </table:table-cell>
          <table:table-cell table:formula="of:=[.I4]*2" office:value-type="float" office:value="0.126095020034797">
            <text:p>0.12609502</text:p>
          </table:table-cell>
          <table:table-cell/>
          <table:table-cell office:value-type="float" office:value="2">
            <text:p>2</text:p>
          </table:table-cell>
          <table:table-cell table:formula="of:=[.J8]" office:value-type="float" office:value="0.000563818622255494">
            <text:p>0.0005638186</text:p>
          </table:table-cell>
          <table:table-cell table:formula="of:=10^(LOG([.O3])+[.M4]*(LOG([.N4])-LOG([.N3])))" office:value-type="float" office:value="0.000019352536470558">
            <text:p>1.9352536470558E-005</text:p>
          </table:table-cell>
          <table:table-cell/>
          <table:table-cell office:value-type="float" office:value="1">
            <text:p>1</text:p>
          </table:table-cell>
          <table:table-cell table:formula="of:=4*[.R3]" office:value-type="float" office:value="3072">
            <text:p>3072</text:p>
          </table:table-cell>
          <table:table-cell table:style-name="ce7" office:value-type="string">
            <text:p>ref1</text:p>
          </table:table-cell>
          <table:table-cell table:style-name="ce5" office:value-type="float" office:value="0.184434300576141">
            <text:p>1.84E-001</text:p>
          </table:table-cell>
          <table:table-cell table:formula="of:=1/SQRT([.$V4]*[.$W4]*([.T$1]+1)*([.T$1]+1))" office:value-type="float" office:value="0.0363049101075516">
            <text:p>0.0363049101</text:p>
          </table:table-cell>
          <table:table-cell table:formula="of:=[.$R4]*[.$Q4]*([.T$1]+1)*([.T$1]+1)" office:value-type="float" office:value="3072">
            <text:p>3072</text:p>
          </table:table-cell>
          <table:table-cell table:style-name="ce5" table:formula="of:=2*ABS([.T4]-[.$I$36])" office:value-type="float" office:value="0.246972192443649">
            <text:p>2.47E-001</text:p>
          </table:table-cell>
          <table:table-cell table:formula="of:=(LOG([.W4])-LOG([.W3]))/(LOG([.U4])-LOG([.U3]))" office:value-type="float" office:value="0.439226129908316">
            <text:p>0.439226129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OF</text:p>
          </table:table-cell>
          <table:table-cell table:style-name="ce7" office:value-type="string">
            <text:p>Cd error</text:p>
          </table:table-cell>
          <table:table-cell table:style-name="ce12" office:value-type="string">
            <text:p>Slope</text:p>
          </table:table-cell>
          <table:table-cell/>
          <table:table-cell table:style-name="ce2" office:value-type="string">
            <text:p>DOF</text:p>
          </table:table-cell>
          <table:table-cell table:style-name="ce7" office:value-type="string">
            <text:p>Cd error</text:p>
          </table:table-cell>
          <table:table-cell table:style-name="ce12" office:value-type="string">
            <text:p>Slope</text:p>
          </table:table-cell>
          <table:table-cell table:style-name="ce7" office:value-type="string">
            <text:p>ref2</text:p>
          </table:table-cell>
          <table:table-cell table:style-name="ce19" office:value-type="float" office:value="0.0612710359420181">
            <text:p>6.13E-002</text:p>
          </table:table-cell>
          <table:table-cell table:formula="of:=1/SQRT([.A8])" office:value-type="float" office:value="0.00451054897804395">
            <text:p>0.004510549</text:p>
          </table:table-cell>
          <table:table-cell table:formula="of:=[.I5]*2" office:value-type="float" office:value="0.122542071884036">
            <text:p>0.122542071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4*[.R4]" office:value-type="float" office:value="12288">
            <text:p>12288</text:p>
          </table:table-cell>
          <table:table-cell table:style-name="ce7" office:value-type="string">
            <text:p>ref2</text:p>
          </table:table-cell>
          <table:table-cell table:style-name="ce5" office:value-type="float" office:value="0.158030303386443">
            <text:p>1.58E-001</text:p>
          </table:table-cell>
          <table:table-cell table:formula="of:=1/SQRT([.$V5]*[.$W5]*([.T$1]+1)*([.T$1]+1))" office:value-type="float" office:value="0.0204726858335727">
            <text:p>0.0204726858</text:p>
          </table:table-cell>
          <table:table-cell table:formula="of:=[.$R5]*[.$Q5]*([.T$1]+1)*([.T$1]+1)" office:value-type="float" office:value="12288">
            <text:p>12288</text:p>
          </table:table-cell>
          <table:table-cell table:style-name="ce5" table:formula="of:=2*ABS([.T5]-[.$I$36])" office:value-type="float" office:value="0.194164198064253">
            <text:p>1.94E-001</text:p>
          </table:table-cell>
          <table:table-cell table:formula="of:=(LOG([.W5])-LOG([.W4]))/(LOG([.U5])-LOG([.U4]))" office:value-type="float" office:value="0.419947246061663">
            <text:p>0.4199472461</text:p>
          </table:table-cell>
          <table:table-cell table:number-columns-repeated="2"/>
        </table:table-row>
        <table:table-row table:style-name="ro2">
          <table:table-cell table:style-name="ce3" table:formula="of:=[.$Q3]*[.$R3]*([.B$4]+1)*([.B$4]+1)" office:value-type="float" office:value="3072">
            <text:p>3,072</text:p>
          </table:table-cell>
          <table:table-cell table:style-name="ce8" table:formula="of:=2*ABS([.I3]-[.$I$37])" office:value-type="float" office:value="0.0198169973458514">
            <text:p>1.98E-2</text:p>
          </table:table-cell>
          <table:table-cell table:style-name="ce13"/>
          <table:table-cell/>
          <table:table-cell table:style-name="ce3" table:formula="of:=[.$Q3]*[.$R3]*([.F$4]+1)*([.F$4]+1)" office:value-type="float" office:value="6912">
            <text:p>6,912</text:p>
          </table:table-cell>
          <table:table-cell table:style-name="ce8" table:formula="of:=2*ABS([.I13]-[.$I$37])" office:value-type="float" office:value="0.000299430156299393">
            <text:p>2.99E-4</text:p>
          </table:table-cell>
          <table:table-cell table:style-name="ce13"/>
          <table:table-cell table:style-name="ce7" office:value-type="string">
            <text:p>ref3</text:p>
          </table:table-cell>
          <table:table-cell table:style-name="ce19" office:value-type="float" office:value="0.0610031740607414">
            <text:p>6.10E-002</text:p>
          </table:table-cell>
          <table:table-cell table:formula="of:=1/SQRT([.A9])" office:value-type="float" office:value="0.00225527448902198">
            <text:p>0.0022552745</text:p>
          </table:table-cell>
          <table:table-cell table:formula="of:=[.I6]*2" office:value-type="float" office:value="0.122006348121483">
            <text:p>0.122006348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4*[.R5]" office:value-type="float" office:value="49152">
            <text:p>49152</text:p>
          </table:table-cell>
          <table:table-cell table:style-name="ce7" office:value-type="string">
            <text:p>ref3</text:p>
          </table:table-cell>
          <table:table-cell table:style-name="ce5" office:value-type="float" office:value="0.13970991211755">
            <text:p>1.40E-001</text:p>
          </table:table-cell>
          <table:table-cell table:formula="of:=1/SQRT([.$V6]*[.$W6]*([.T$1]+1)*([.T$1]+1))" office:value-type="float" office:value="0.0113646703550307">
            <text:p>0.0113646704</text:p>
          </table:table-cell>
          <table:table-cell table:formula="of:=[.$R6]*[.$Q6]*([.T$1]+1)*([.T$1]+1)" office:value-type="float" office:value="49152">
            <text:p>49152</text:p>
          </table:table-cell>
          <table:table-cell table:style-name="ce5" table:formula="of:=2*ABS([.T6]-[.$I$36])" office:value-type="float" office:value="0.157523415526467">
            <text:p>1.58E-001</text:p>
          </table:table-cell>
          <table:table-cell table:formula="of:=(LOG([.W6])-LOG([.W5]))/(LOG([.U6])-LOG([.U5]))" office:value-type="float" office:value="0.355311601678721">
            <text:p>0.3553116017</text:p>
          </table:table-cell>
          <table:table-cell table:number-columns-repeated="2"/>
        </table:table-row>
        <table:table-row table:style-name="ro2">
          <table:table-cell table:style-name="ce3" table:formula="of:=[.$Q4]*[.$R4]*([.B$4]+1)*([.B$4]+1)" office:value-type="float" office:value="12288">
            <text:p>12,288</text:p>
          </table:table-cell>
          <table:table-cell table:style-name="ce8" table:formula="of:=2*ABS([.I4]-[.$I$37])" office:value-type="float" office:value="0.0041984965641672">
            <text:p>4.20E-3</text:p>
          </table:table-cell>
          <table:table-cell table:style-name="ce14" table:formula="of:=(LOG([.B7])-LOG([.B6]))/(LOG([.J4])-LOG([.J3]))" office:value-type="float" office:value="2.23879367107156">
            <text:p>2.2</text:p>
          </table:table-cell>
          <table:table-cell/>
          <table:table-cell table:style-name="ce3" table:formula="of:=[.$Q4]*[.$R4]*([.F$4]+1)*([.F$4]+1)" office:value-type="float" office:value="27648">
            <text:p>27,648</text:p>
          </table:table-cell>
          <table:table-cell table:style-name="ce8" table:formula="of:=2*ABS([.I14]-[.$I$37])" office:value-type="float" office:value="0.00000432190490161355">
            <text:p>4.32E-6</text:p>
          </table:table-cell>
          <table:table-cell table:style-name="ce14" table:formula="of:=(LOG([.F7])-LOG([.F6]))/(LOG([.J14])-LOG([.J13]))" office:value-type="float" office:value="6.11440838786726">
            <text:p>6.1</text:p>
          </table:table-cell>
          <table:table-cell table:style-name="ce7" office:value-type="string">
            <text:p>ref4</text:p>
          </table:table-cell>
          <table:table-cell table:style-name="ce19" office:value-type="float" office:value="0.0609584901424544">
            <text:p>6.10E-002</text:p>
          </table:table-cell>
          <table:table-cell table:formula="of:=1/SQRT([.A10])" office:value-type="float" office:value="0.00112763724451099">
            <text:p>0.0011276372</text:p>
          </table:table-cell>
          <table:table-cell table:formula="of:=[.I7]*2" office:value-type="float" office:value="0.121916980284909">
            <text:p>0.1219169803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4*[.R6]" office:value-type="float" office:value="196608">
            <text:p>196608</text:p>
          </table:table-cell>
          <table:table-cell table:style-name="ce7" office:value-type="string">
            <text:p>ref4</text:p>
          </table:table-cell>
          <table:table-cell table:style-name="ce5" office:value-type="float" office:value="0.128195016014073">
            <text:p>1.28E-001</text:p>
          </table:table-cell>
          <table:table-cell table:formula="of:=1/SQRT([.$V7]*[.$W7]*([.T$1]+1)*([.T$1]+1))" office:value-type="float" office:value="0.00614962396368332">
            <text:p>0.006149624</text:p>
          </table:table-cell>
          <table:table-cell table:formula="of:=[.$R7]*[.$Q7]*([.T$1]+1)*([.T$1]+1)" office:value-type="float" office:value="196608">
            <text:p>196608</text:p>
          </table:table-cell>
          <table:table-cell table:style-name="ce5" table:formula="of:=2*ABS([.T7]-[.$I$36])" office:value-type="float" office:value="0.134493623319513">
            <text:p>1.34E-001</text:p>
          </table:table-cell>
          <table:table-cell table:formula="of:=(LOG([.W7])-LOG([.W6]))/(LOG([.U7])-LOG([.U6]))" office:value-type="float" office:value="0.257372682162475">
            <text:p>0.2573726822</text:p>
          </table:table-cell>
          <table:table-cell table:number-columns-repeated="2"/>
        </table:table-row>
        <table:table-row table:style-name="ro2">
          <table:table-cell table:style-name="ce3" table:formula="of:=[.$Q5]*[.$R5]*([.B$4]+1)*([.B$4]+1)" office:value-type="float" office:value="49152">
            <text:p>49,152</text:p>
          </table:table-cell>
          <table:table-cell table:style-name="ce8" table:formula="of:=2*ABS([.I5]-[.$I$37])" office:value-type="float" office:value="0.000645548413406402">
            <text:p>6.46E-4</text:p>
          </table:table-cell>
          <table:table-cell table:style-name="ce14" table:formula="of:=(LOG([.B8])-LOG([.B7]))/(LOG([.J5])-LOG([.J4]))" office:value-type="float" office:value="2.70127560626389">
            <text:p>2.7</text:p>
          </table:table-cell>
          <table:table-cell/>
          <table:table-cell table:style-name="ce3" table:formula="of:=[.$Q5]*[.$R5]*([.F$4]+1)*([.F$4]+1)" office:value-type="float" office:value="110592">
            <text:p>110,592</text:p>
          </table:table-cell>
          <table:table-cell table:style-name="ce8" table:formula="of:=2*ABS([.I15]-[.$I$37])" office:value-type="float" office:value="0.000000861895091200382">
            <text:p>8.62E-7</text:p>
          </table:table-cell>
          <table:table-cell table:style-name="ce14" table:formula="of:=(LOG([.F8])-LOG([.F7]))/(LOG([.J15])-LOG([.J14]))" office:value-type="float" office:value="2.32608314568967">
            <text:p>2.3</text:p>
          </table:table-cell>
          <table:table-cell table:style-name="ce7" office:value-type="string">
            <text:p>ref5</text:p>
          </table:table-cell>
          <table:table-cell table:style-name="ce5"/>
          <table:table-cell table:formula="of:=1/SQRT([.A11])" office:value-type="float" office:value="0.000563818622255494">
            <text:p>0.0005638186</text:p>
          </table:table-cell>
          <table:table-cell/>
          <table:table-cell table:number-columns-repeated="5"/>
          <table:table-cell office:value-type="float" office:value="1">
            <text:p>1</text:p>
          </table:table-cell>
          <table:table-cell table:formula="of:=4*[.R7]" office:value-type="float" office:value="786432">
            <text:p>786432</text:p>
          </table:table-cell>
          <table:table-cell table:style-name="ce7" office:value-type="string">
            <text:p>ref5</text:p>
          </table:table-cell>
          <table:table-cell table:style-name="ce5" office:value-type="float" office:value="0.121489243846608">
            <text:p>1.21E-001</text:p>
          </table:table-cell>
          <table:table-cell table:formula="of:=1/SQRT([.$V8]*[.$W8]*([.T$1]+1)*([.T$1]+1))" office:value-type="float" office:value="0.0032406302157629">
            <text:p>0.0032406302</text:p>
          </table:table-cell>
          <table:table-cell table:formula="of:=[.$R8]*[.$Q8]*([.T$1]+1)*([.T$1]+1)" office:value-type="float" office:value="786432">
            <text:p>786432</text:p>
          </table:table-cell>
          <table:table-cell table:style-name="ce5" table:formula="of:=2*ABS([.T8]-[.$I$36])" office:value-type="float" office:value="0.121082078984583">
            <text:p>1.21E-001</text:p>
          </table:table-cell>
          <table:table-cell table:formula="of:=(LOG([.W8])-LOG([.W7]))/(LOG([.U8])-LOG([.U7]))" office:value-type="float" office:value="0.163978056722304">
            <text:p>0.1639780567</text:p>
          </table:table-cell>
          <table:table-cell table:number-columns-repeated="2"/>
        </table:table-row>
        <table:table-row table:style-name="ro1">
          <table:table-cell table:style-name="ce3" table:formula="of:=[.$Q6]*[.$R6]*([.B$4]+1)*([.B$4]+1)" office:value-type="float" office:value="196608">
            <text:p>196,608</text:p>
          </table:table-cell>
          <table:table-cell table:style-name="ce8" table:formula="of:=2*ABS([.I6]-[.$I$37])" office:value-type="float" office:value="0.000109824650853005">
            <text:p>1.10E-4</text:p>
          </table:table-cell>
          <table:table-cell table:style-name="ce14" table:formula="of:=(LOG([.B9])-LOG([.B8]))/(LOG([.J6])-LOG([.J5]))" office:value-type="float" office:value="2.55532338270794">
            <text:p>2.6</text:p>
          </table:table-cell>
          <table:table-cell/>
          <table:table-cell table:style-name="ce3" table:formula="of:=[.$Q6]*[.$R6]*([.F$4]+1)*([.F$4]+1)" office:value-type="float" office:value="442368">
            <text:p>442,368</text:p>
          </table:table-cell>
          <table:table-cell table:style-name="ce8" table:formula="of:=2*ABS([.I16]-[.$I$37])" office:value-type="float" office:value="0.000000141668764205849">
            <text:p>1.42E-7</text:p>
          </table:table-cell>
          <table:table-cell table:style-name="ce14" table:formula="of:=(LOG([.F9])-LOG([.F8]))/(LOG([.J16])-LOG([.J15]))" office:value-type="float" office:value="2.60499057580962">
            <text:p>2.6</text:p>
          </table:table-cell>
          <table:table-cell table:style-name="ce7"/>
          <table:table-cell table:number-columns-repeated="4"/>
          <table:table-cell table:style-name="ce21"/>
          <table:table-cell/>
          <table:table-cell table:style-name="ce5"/>
          <table:table-cell table:number-columns-repeated="11"/>
        </table:table-row>
        <table:table-row table:style-name="ro1">
          <table:table-cell table:style-name="ce3" table:formula="of:=[.$Q7]*[.$R7]*([.B$4]+1)*([.B$4]+1)" office:value-type="float" office:value="786432">
            <text:p>786,432</text:p>
          </table:table-cell>
          <table:table-cell table:style-name="ce8" table:formula="of:=2*ABS([.I7]-[.$I$37])" office:value-type="float" office:value="0.0000204568142789935">
            <text:p>2.05E-5</text:p>
          </table:table-cell>
          <table:table-cell table:style-name="ce14" table:formula="of:=(LOG([.B10])-LOG([.B9]))/(LOG([.J7])-LOG([.J6]))" office:value-type="float" office:value="2.42454851481426">
            <text:p>2.4</text:p>
          </table:table-cell>
          <table:table-cell/>
          <table:table-cell table:style-name="ce3" table:formula="of:=[.$Q7]*[.$R7]*([.F$4]+1)*([.F$4]+1)" office:value-type="float" office:value="1769472">
            <text:p>1,769,472</text:p>
          </table:table-cell>
          <table:table-cell table:style-name="ce8" table:formula="of:=2*ABS([.I17]-[.$I$37])" office:value-type="float" office:value="0.000000155178062788419">
            <text:p>1.55E-7</text:p>
          </table:table-cell>
          <table:table-cell table:style-name="ce14" table:formula="of:=(LOG([.F10])-LOG([.F9]))/(LOG([.J17])-LOG([.J16]))" office:value-type="float" office:value="-0.131402919891523">
            <text:p>-0.1</text:p>
          </table:table-cell>
          <table:table-cell table:style-name="ce7"/>
          <table:table-cell table:number-columns-repeated="18"/>
        </table:table-row>
        <table:table-row table:style-name="ro1">
          <table:table-cell table:style-name="ce4" table:formula="of:=[.$Q8]*[.$R8]*([.B$4]+1)*([.B$4]+1)" office:value-type="float" office:value="3145728">
            <text:p>3,145,728</text:p>
          </table:table-cell>
          <table:table-cell table:style-name="ce9"/>
          <table:table-cell table:style-name="ce15" table:formula="of:=(LOG([.B11])-LOG([.B10]))/(LOG([.J8])-LOG([.J7]))" office:value-type="float" office:value="0">
            <text:p>Err:502</text:p>
          </table:table-cell>
          <table:table-cell/>
          <table:table-cell table:style-name="ce4" table:formula="of:=[.$Q8]*[.$R8]*([.F$4]+1)*([.F$4]+1)" office:value-type="float" office:value="7077888">
            <text:p>7,077,888</text:p>
          </table:table-cell>
          <table:table-cell table:style-name="ce9"/>
          <table:table-cell table:style-name="ce15" table:formula="of:=(LOG([.F11])-LOG([.F10]))/(LOG([.J18])-LOG([.J17]))" office:value-type="float" office:value="0">
            <text:p>Err:502</text:p>
          </table:table-cell>
          <table:table-cell table:style-name="ce7"/>
          <table:table-cell office:value-type="string">
            <text:p>P=2</text:p>
          </table:table-cell>
          <table:table-cell table:number-columns-repeated="4"/>
          <table:table-cell office:value-type="float" office:value="0.9">
            <text:p>0.9</text:p>
          </table:table-cell>
          <table:table-cell table:number-columns-repeated="3"/>
          <table:table-cell office:value-type="string">
            <text:p>P=1</text:p>
          </table:table-cell>
          <table:table-cell table:number-columns-repeated="3"/>
          <table:table-cell office:value-type="string">
            <text:p>P=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"/>
          <table:table-cell office:value-type="string">
            <text:p>Cd/2</text:p>
          </table:table-cell>
          <table:table-cell office:value-type="string">
            <text:p>h</text:p>
          </table:table-cell>
          <table:table-cell office:value-type="string">
            <text:p>Cd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error</text:p>
          </table:table-cell>
          <table:table-cell table:number-columns-repeated="2"/>
          <table:table-cell office:value-type="string">
            <text:p>DOF</text:p>
          </table:table-cell>
          <table:table-cell office:value-type="string">
            <text:p>h</text:p>
          </table:table-cell>
          <table:table-cell office:value-type="string">
            <text:p>Cd</text:p>
          </table:table-cell>
          <table:table-cell/>
          <table:table-cell office:value-type="string">
            <text:p>DOF</text:p>
          </table:table-cell>
          <table:table-cell office:value-type="string">
            <text:p>h</text:p>
          </table:table-cell>
          <table:table-cell office:value-type="string">
            <text:p>Cd</text:p>
          </table:table-cell>
          <table:table-cell table:number-columns-repeated="2"/>
        </table:table-row>
        <table:table-row table:style-name="ro2">
          <table:table-cell table:style-name="ce1" office:value-type="string">
            <text:p>P=</text:p>
          </table:table-cell>
          <table:table-cell table:style-name="ce6" office:value-type="float" office:value="3">
            <text:p>3</text:p>
          </table:table-cell>
          <table:table-cell table:style-name="ce11"/>
          <table:table-cell/>
          <table:table-cell table:style-name="ce1" office:value-type="string">
            <text:p>P=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style-name="ce7" office:value-type="string">
            <text:p>ref0</text:p>
          </table:table-cell>
          <table:table-cell table:style-name="ce19" office:value-type="float" office:value="0.0610979768134646">
            <text:p>6.11E-002</text:p>
          </table:table-cell>
          <table:table-cell table:formula="of:=1/SQRT([.E6])" office:value-type="float" office:value="0.0120281306081172">
            <text:p>0.0120281306</text:p>
          </table:table-cell>
          <table:table-cell table:formula="of:=[.I13]*2" office:value-type="float" office:value="0.122195953626929">
            <text:p>0.1221959536</text:p>
          </table:table-cell>
          <table:table-cell/>
          <table:table-cell office:value-type="string">
            <text:p>Slope 4</text:p>
          </table:table-cell>
          <table:table-cell table:formula="of:=[.J13]*[.N11]" office:value-type="float" office:value="0.0108253175473055">
            <text:p>0.0108253175</text:p>
          </table:table-cell>
          <table:table-cell table:style-name="ce5" table:formula="of:=[.F6]" office:value-type="float" office:value="0.000299430156299393">
            <text:p>2.99E-004</text:p>
          </table:table-cell>
          <table:table-cell table:number-columns-repeated="2"/>
          <table:table-cell table:formula="of:=[.A6]" office:value-type="float" office:value="3072">
            <text:p>3072</text:p>
          </table:table-cell>
          <table:table-cell table:formula="of:=1/SQRT([.R13])" office:value-type="float" office:value="0.0180421959121758">
            <text:p>0.0180421959</text:p>
          </table:table-cell>
          <table:table-cell table:style-name="ce22" table:formula="of:=[.K3]" office:value-type="float" office:value="0.141713520816481">
            <text:p>1.41713520816481E-001</text:p>
          </table:table-cell>
          <table:table-cell/>
          <table:table-cell table:formula="of:=[.E6]" office:value-type="float" office:value="6912">
            <text:p>6912</text:p>
          </table:table-cell>
          <table:table-cell table:formula="of:=1/SQRT([.V13])" office:value-type="float" office:value="0.0120281306081172">
            <text:p>0.0120281306</text:p>
          </table:table-cell>
          <table:table-cell table:style-name="ce22" table:formula="of:=[.K13]" office:value-type="float" office:value="0.122195953626929">
            <text:p>1.22195953626929E-00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OF</text:p>
          </table:table-cell>
          <table:table-cell table:style-name="ce7" office:value-type="string">
            <text:p>Cd error</text:p>
          </table:table-cell>
          <table:table-cell table:style-name="ce12" office:value-type="string">
            <text:p>Slope</text:p>
          </table:table-cell>
          <table:table-cell/>
          <table:table-cell table:style-name="ce2" office:value-type="string">
            <text:p>DOF</text:p>
          </table:table-cell>
          <table:table-cell table:style-name="ce7" office:value-type="string">
            <text:p>Cd error</text:p>
          </table:table-cell>
          <table:table-cell table:style-name="ce12" office:value-type="string">
            <text:p>Slope</text:p>
          </table:table-cell>
          <table:table-cell table:style-name="ce7" office:value-type="string">
            <text:p>ref1</text:p>
          </table:table-cell>
          <table:table-cell table:style-name="ce19" office:value-type="float" office:value="0.0609461007828641">
            <text:p>6.09E-002</text:p>
          </table:table-cell>
          <table:table-cell table:formula="of:=1/SQRT([.E7])" office:value-type="float" office:value="0.0060140653040586">
            <text:p>0.0060140653</text:p>
          </table:table-cell>
          <table:table-cell table:formula="of:=[.I14]*2" office:value-type="float" office:value="0.121892201565728">
            <text:p>0.1218922016</text:p>
          </table:table-cell>
          <table:table-cell/>
          <table:table-cell office:value-type="float" office:value="4">
            <text:p>4</text:p>
          </table:table-cell>
          <table:table-cell table:formula="of:=[.J18]*[.N11]" office:value-type="float" office:value="0.000338291173353296">
            <text:p>0.0003382912</text:p>
          </table:table-cell>
          <table:table-cell table:formula="of:=10^(LOG([.O13])+[.M14]*(LOG([.N14])-LOG([.N13])))" office:value-type="float" office:value="0.00000000028555884962024">
            <text:p>2.8555884962024E-010</text:p>
          </table:table-cell>
          <table:table-cell table:number-columns-repeated="2"/>
          <table:table-cell table:formula="of:=[.A7]" office:value-type="float" office:value="12288">
            <text:p>12288</text:p>
          </table:table-cell>
          <table:table-cell table:formula="of:=1/SQRT([.R14])" office:value-type="float" office:value="0.0090210979560879">
            <text:p>0.009021098</text:p>
          </table:table-cell>
          <table:table-cell table:style-name="ce22" table:formula="of:=[.K4]" office:value-type="float" office:value="0.126095020034797">
            <text:p>1.26095020034797E-001</text:p>
          </table:table-cell>
          <table:table-cell/>
          <table:table-cell table:formula="of:=[.E7]" office:value-type="float" office:value="27648">
            <text:p>27648</text:p>
          </table:table-cell>
          <table:table-cell table:formula="of:=1/SQRT([.V14])" office:value-type="float" office:value="0.0060140653040586">
            <text:p>0.0060140653</text:p>
          </table:table-cell>
          <table:table-cell table:style-name="ce22" table:formula="of:=[.K14]" office:value-type="float" office:value="0.121892201565728">
            <text:p>1.21892201565728E-001</text:p>
          </table:table-cell>
          <table:table-cell table:number-columns-repeated="2"/>
        </table:table-row>
        <table:table-row table:style-name="ro2">
          <table:table-cell table:style-name="ce3" table:formula="of:=[.$Q3]*[.$R3]*([.B$13]+1)*([.B$13]+1)" office:value-type="float" office:value="12288">
            <text:p>12,288</text:p>
          </table:table-cell>
          <table:table-cell table:style-name="ce8" table:formula="of:=2*ABS([.I23]-[.$I$37])" office:value-type="float" office:value="0.0000563145133927884">
            <text:p>5.63E-5</text:p>
          </table:table-cell>
          <table:table-cell table:style-name="ce14"/>
          <table:table-cell/>
          <table:table-cell table:style-name="ce3" table:formula="of:=[.$Q3]*[.$R3]*([.$F$13]+1)*([.$F$13]+1)" office:value-type="float" office:value="19200">
            <text:p>19,200</text:p>
          </table:table-cell>
          <table:table-cell table:style-name="ce8" table:formula="of:=2*ABS([.I33]-[.$I$37])" office:value-type="float" office:value="0.00000168524249619106">
            <text:p>1.69E-6</text:p>
          </table:table-cell>
          <table:table-cell table:style-name="ce14"/>
          <table:table-cell table:style-name="ce7" office:value-type="string">
            <text:p>ref2</text:p>
          </table:table-cell>
          <table:table-cell table:style-name="ce19" office:value-type="float" office:value="0.0609486926828605">
            <text:p>6.09E-002</text:p>
          </table:table-cell>
          <table:table-cell table:formula="of:=1/SQRT([.E8])" office:value-type="float" office:value="0.0030070326520293">
            <text:p>0.0030070327</text:p>
          </table:table-cell>
          <table:table-cell table:formula="of:=[.I15]*2" office:value-type="float" office:value="0.121897385365721">
            <text:p>0.1218973854</text:p>
          </table:table-cell>
          <table:table-cell table:number-columns-repeated="6"/>
          <table:table-cell table:formula="of:=[.A8]" office:value-type="float" office:value="49152">
            <text:p>49152</text:p>
          </table:table-cell>
          <table:table-cell table:formula="of:=1/SQRT([.R15])" office:value-type="float" office:value="0.00451054897804395">
            <text:p>0.004510549</text:p>
          </table:table-cell>
          <table:table-cell table:style-name="ce22" table:formula="of:=[.K5]" office:value-type="float" office:value="0.122542071884036">
            <text:p>1.22542071884036E-001</text:p>
          </table:table-cell>
          <table:table-cell/>
          <table:table-cell table:formula="of:=[.E8]" office:value-type="float" office:value="110592">
            <text:p>110592</text:p>
          </table:table-cell>
          <table:table-cell table:formula="of:=1/SQRT([.V15])" office:value-type="float" office:value="0.0030070326520293">
            <text:p>0.0030070327</text:p>
          </table:table-cell>
          <table:table-cell table:style-name="ce22" table:formula="of:=[.K15]" office:value-type="float" office:value="0.121897385365721">
            <text:p>1.21897385365721E-001</text:p>
          </table:table-cell>
          <table:table-cell table:number-columns-repeated="2"/>
        </table:table-row>
        <table:table-row table:style-name="ro2">
          <table:table-cell table:style-name="ce3" table:formula="of:=[.$Q4]*[.$R4]*([.B$13]+1)*([.B$13]+1)" office:value-type="float" office:value="49152">
            <text:p>49,152</text:p>
          </table:table-cell>
          <table:table-cell table:style-name="ce8" table:formula="of:=2*ABS([.I24]-[.$I$37])" office:value-type="float" office:value="0.00000213656808339957">
            <text:p>2.14E-6</text:p>
          </table:table-cell>
          <table:table-cell table:style-name="ce14" table:formula="of:=(LOG([.B16])-LOG([.B15]))/(LOG([.J24])-LOG([.J23]))" office:value-type="float" office:value="4.72013958655056">
            <text:p>4.7</text:p>
          </table:table-cell>
          <table:table-cell/>
          <table:table-cell table:style-name="ce3" table:formula="of:=[.$Q4]*[.$R4]*([.$F$13]+1)*([.$F$13]+1)" office:value-type="float" office:value="76800">
            <text:p>76,800</text:p>
          </table:table-cell>
          <table:table-cell table:style-name="ce8" table:formula="of:=2*ABS([.I34]-[.$I$37])" office:value-type="float" office:value="0.0000000662281592067604">
            <text:p>6.62E-8</text:p>
          </table:table-cell>
          <table:table-cell table:style-name="ce14" table:formula="of:=(LOG([.F16])-LOG([.F15]))/(LOG([.J34])-LOG([.J33]))" office:value-type="float" office:value="4.66936763171846">
            <text:p>4.7</text:p>
          </table:table-cell>
          <table:table-cell table:style-name="ce7" office:value-type="string">
            <text:p>ref3</text:p>
          </table:table-cell>
          <table:table-cell table:style-name="ce19" office:value-type="float" office:value="0.0609481909009328">
            <text:p>6.09E-002</text:p>
          </table:table-cell>
          <table:table-cell table:formula="of:=1/SQRT([.E9])" office:value-type="float" office:value="0.00150351632601465">
            <text:p>0.0015035163</text:p>
          </table:table-cell>
          <table:table-cell table:formula="of:=[.I16]*2" office:value-type="float" office:value="0.121896381801866">
            <text:p>0.1218963818</text:p>
          </table:table-cell>
          <table:table-cell table:number-columns-repeated="6"/>
          <table:table-cell table:formula="of:=[.A9]" office:value-type="float" office:value="196608">
            <text:p>196608</text:p>
          </table:table-cell>
          <table:table-cell table:formula="of:=1/SQRT([.R16])" office:value-type="float" office:value="0.00225527448902198">
            <text:p>0.0022552745</text:p>
          </table:table-cell>
          <table:table-cell table:style-name="ce22" table:formula="of:=[.K6]" office:value-type="float" office:value="0.122006348121483">
            <text:p>1.22006348121483E-001</text:p>
          </table:table-cell>
          <table:table-cell/>
          <table:table-cell table:formula="of:=[.E9]" office:value-type="float" office:value="442368">
            <text:p>442368</text:p>
          </table:table-cell>
          <table:table-cell table:formula="of:=1/SQRT([.V16])" office:value-type="float" office:value="0.00150351632601465">
            <text:p>0.0015035163</text:p>
          </table:table-cell>
          <table:table-cell table:style-name="ce22" table:formula="of:=[.K16]" office:value-type="float" office:value="0.121896381801866">
            <text:p>1.21896381801866E-001</text:p>
          </table:table-cell>
          <table:table-cell table:number-columns-repeated="2"/>
        </table:table-row>
        <table:table-row table:style-name="ro2">
          <table:table-cell table:style-name="ce3" table:formula="of:=[.$Q5]*[.$R5]*([.B$13]+1)*([.B$13]+1)" office:value-type="float" office:value="196608">
            <text:p>196,608</text:p>
          </table:table-cell>
          <table:table-cell table:style-name="ce8" table:formula="of:=2*ABS([.I25]-[.$I$37])" office:value-type="float" office:value="0.000000190949780209948">
            <text:p>1.91E-7</text:p>
          </table:table-cell>
          <table:table-cell table:style-name="ce14" table:formula="of:=(LOG([.B17])-LOG([.B16]))/(LOG([.J25])-LOG([.J24]))" office:value-type="float" office:value="3.48403012586803">
            <text:p>3.5</text:p>
          </table:table-cell>
          <table:table-cell/>
          <table:table-cell table:style-name="ce3" table:formula="of:=[.$Q5]*[.$R5]*([.$F$13]+1)*([.$F$13]+1)" office:value-type="float" office:value="307200">
            <text:p>307,200</text:p>
          </table:table-cell>
          <table:table-cell table:style-name="ce8" table:formula="of:=2*ABS([.I35]-[.$I$37])" office:value-type="float" office:value="0.000000172042304000253">
            <text:p>1.72E-7</text:p>
          </table:table-cell>
          <table:table-cell table:style-name="ce14" table:formula="of:=(LOG([.F17])-LOG([.F16]))/(LOG([.J35])-LOG([.J34]))" office:value-type="float" office:value="-1.37724669258388">
            <text:p>-1.4</text:p>
          </table:table-cell>
          <table:table-cell table:style-name="ce7" office:value-type="string">
            <text:p>ref4</text:p>
          </table:table-cell>
          <table:table-cell table:style-name="ce19" office:value-type="float" office:value="0.0609481841462835">
            <text:p>6.09E-002</text:p>
          </table:table-cell>
          <table:table-cell table:formula="of:=1/SQRT([.E10])" office:value-type="float" office:value="0.000751758163007325">
            <text:p>0.0007517582</text:p>
          </table:table-cell>
          <table:table-cell table:formula="of:=[.I17]*2" office:value-type="float" office:value="0.121896368292567">
            <text:p>0.1218963683</text:p>
          </table:table-cell>
          <table:table-cell table:number-columns-repeated="6"/>
          <table:table-cell table:formula="of:=[.A10]" office:value-type="float" office:value="786432">
            <text:p>786432</text:p>
          </table:table-cell>
          <table:table-cell table:formula="of:=1/SQRT([.R17])" office:value-type="float" office:value="0.00112763724451099">
            <text:p>0.0011276372</text:p>
          </table:table-cell>
          <table:table-cell table:style-name="ce22" table:formula="of:=[.K7]" office:value-type="float" office:value="0.121916980284909">
            <text:p>1.21916980284909E-001</text:p>
          </table:table-cell>
          <table:table-cell/>
          <table:table-cell table:formula="of:=[.E10]" office:value-type="float" office:value="1769472">
            <text:p>1769472</text:p>
          </table:table-cell>
          <table:table-cell table:formula="of:=1/SQRT([.V17])" office:value-type="float" office:value="0.000751758163007325">
            <text:p>0.0007517582</text:p>
          </table:table-cell>
          <table:table-cell table:style-name="ce22" table:formula="of:=[.K17]" office:value-type="float" office:value="0.121896368292567">
            <text:p>1.21896368292567E-001</text:p>
          </table:table-cell>
          <table:table-cell table:number-columns-repeated="2"/>
        </table:table-row>
        <table:table-row table:style-name="ro1">
          <table:table-cell table:style-name="ce3" table:formula="of:=[.$Q6]*[.$R6]*([.B$13]+1)*([.B$13]+1)" office:value-type="float" office:value="786432">
            <text:p>786,432</text:p>
          </table:table-cell>
          <table:table-cell table:style-name="ce8" table:formula="of:=2*ABS([.I26]-[.$I$37])" office:value-type="float" office:value="0.000000163472011399657">
            <text:p>1.63E-7</text:p>
          </table:table-cell>
          <table:table-cell table:style-name="ce14" table:formula="of:=(LOG([.B18])-LOG([.B17]))/(LOG([.J26])-LOG([.J25]))" office:value-type="float" office:value="0.224149611237108">
            <text:p>0.2</text:p>
          </table:table-cell>
          <table:table-cell/>
          <table:table-cell table:style-name="ce3" table:formula="of:=[.$Q6]*[.$R6]*([.$F$13]+1)*([.$F$13]+1)" office:value-type="float" office:value="1228800">
            <text:p>1,228,800</text:p>
          </table:table-cell>
          <table:table-cell table:style-name="ce8" table:formula="of:=2*ABS([.I36]-[.$I$37])" office:value-type="float" office:value="0.000000114761996405921">
            <text:p>1.15E-7</text:p>
          </table:table-cell>
          <table:table-cell table:style-name="ce14"/>
          <table:table-cell table:style-name="ce7" office:value-type="string">
            <text:p>ref5</text:p>
          </table:table-cell>
          <table:table-cell table:style-name="ce5"/>
          <table:table-cell table:formula="of:=1/SQRT([.E11])" office:value-type="float" office:value="0.000375879081503663">
            <text:p>0.0003758791</text:p>
          </table:table-cell>
          <table:table-cell/>
          <table:table-cell table:number-columns-repeated="6"/>
          <table:table-cell table:formula="of:=[.A11]" office:value-type="float" office:value="3145728">
            <text:p>3145728</text:p>
          </table:table-cell>
          <table:table-cell table:formula="of:=1/SQRT([.R18])" office:value-type="float" office:value="0.000563818622255494">
            <text:p>0.0005638186</text:p>
          </table:table-cell>
          <table:table-cell table:style-name="ce22" table:formula="of:=[.K8]" office:value-type="float" office:value="0">
            <text:p>0.00000000000000E+000</text:p>
          </table:table-cell>
          <table:table-cell/>
          <table:table-cell table:formula="of:=[.E11]" office:value-type="float" office:value="7077888">
            <text:p>7077888</text:p>
          </table:table-cell>
          <table:table-cell table:formula="of:=1/SQRT([.V18])" office:value-type="float" office:value="0.000375879081503663">
            <text:p>0.0003758791</text:p>
          </table:table-cell>
          <table:table-cell table:style-name="ce22" table:formula="of:=[.K18]" office:value-type="float" office:value="0">
            <text:p>0.00000000000000E+000</text:p>
          </table:table-cell>
          <table:table-cell table:number-columns-repeated="2"/>
        </table:table-row>
        <table:table-row table:style-name="ro1">
          <table:table-cell table:style-name="ce3" table:formula="of:=[.$Q7]*[.$R7]*([.B$13]+1)*([.B$13]+1)" office:value-type="float" office:value="3145728">
            <text:p>3,145,728</text:p>
          </table:table-cell>
          <table:table-cell table:style-name="ce8" table:formula="of:=2*ABS([.I27]-[.$I$37])" office:value-type="float" office:value="0.0000000861005131913561">
            <text:p>8.61E-8</text:p>
          </table:table-cell>
          <table:table-cell table:style-name="ce14" table:formula="of:=(LOG([.B19])-LOG([.B18]))/(LOG([.J27])-LOG([.J26]))" office:value-type="float" office:value="0.924949906366488">
            <text:p>0.9</text:p>
          </table:table-cell>
          <table:table-cell/>
          <table:table-cell table:style-name="ce3" table:formula="of:=[.$Q7]*[.$R7]*([.$F$13]+1)*([.$F$13]+1)" office:value-type="float" office:value="4915200">
            <text:p>4,915,200</text:p>
          </table:table-cell>
          <table:table-cell table:style-name="ce8" table:formula="of:=2*ABS([.I37]-[.$I$37])" office:value-type="float" office:value="0">
            <text:p>0.00E+0</text:p>
          </table:table-cell>
          <table:table-cell table:style-name="ce14"/>
          <table:table-cell table:style-name="ce7"/>
          <table:table-cell table:number-columns-repeated="18"/>
        </table:table-row>
        <table:table-row table:style-name="ro1">
          <table:table-cell table:style-name="ce4" table:formula="of:=[.$Q8]*[.$R8]*([.B$13]+1)*([.B$13]+1)" office:value-type="float" office:value="12582912">
            <text:p>12,582,912</text:p>
          </table:table-cell>
          <table:table-cell table:style-name="ce9"/>
          <table:table-cell table:style-name="ce15" table:formula="of:=(LOG([.B20])-LOG([.B19]))/(LOG([.J28])-LOG([.J27]))" office:value-type="float" office:value="0">
            <text:p>Err:502</text:p>
          </table:table-cell>
          <table:table-cell/>
          <table:table-cell table:style-name="ce4" table:formula="of:=[.$Q8]*[.$R8]*([.$F$13]+1)*([.$F$13]+1)" office:value-type="float" office:value="19660800">
            <text:p>19,660,800</text:p>
          </table:table-cell>
          <table:table-cell table:style-name="ce9"/>
          <table:table-cell table:style-name="ce15"/>
          <table:table-cell table:style-name="ce18"/>
          <table:table-cell table:number-columns-repeated="18"/>
        </table:table-row>
        <table:table-row table:style-name="ro1">
          <table:table-cell table:number-columns-repeated="7"/>
          <table:table-cell table:style-name="ce7"/>
          <table:table-cell office:value-type="string">
            <text:p>P=3</text:p>
          </table:table-cell>
          <table:table-cell table:number-columns-repeated="4"/>
          <table:table-cell office:value-type="float" office:value="0.9">
            <text:p>0.9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7"/>
          <table:table-cell office:value-type="string">
            <text:p>Cd/2</text:p>
          </table:table-cell>
          <table:table-cell office:value-type="string">
            <text:p>h</text:p>
          </table:table-cell>
          <table:table-cell office:value-type="string">
            <text:p>Cd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error</text:p>
          </table:table-cell>
          <table:table-cell table:number-columns-repeated="2"/>
          <table:table-cell office:value-type="string">
            <text:p>P=3</text:p>
          </table:table-cell>
          <table:table-cell table:number-columns-repeated="3"/>
          <table:table-cell office:value-type="string">
            <text:p>P=4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>
            <text:p>ref0</text:p>
          </table:table-cell>
          <table:table-cell table:style-name="ce19" office:value-type="float" office:value="0.0609764189920113">
            <text:p>6.10E-002</text:p>
          </table:table-cell>
          <table:table-cell table:formula="of:=1/SQRT([.A15])" office:value-type="float" office:value="0.0090210979560879">
            <text:p>0.009021098</text:p>
          </table:table-cell>
          <table:table-cell table:formula="of:=[.I23]*2" office:value-type="float" office:value="0.121952837984023">
            <text:p>0.121952838</text:p>
          </table:table-cell>
          <table:table-cell/>
          <table:table-cell office:value-type="string">
            <text:p>Slope 6</text:p>
          </table:table-cell>
          <table:table-cell table:formula="of:=[.J23]*[.N21]" office:value-type="float" office:value="0.00811898816047911">
            <text:p>0.0081189882</text:p>
          </table:table-cell>
          <table:table-cell table:style-name="ce5" table:formula="of:=[.B15]" office:value-type="float" office:value="0.0000563145133927884">
            <text:p>5.63E-005</text:p>
          </table:table-cell>
          <table:table-cell table:number-columns-repeated="2"/>
          <table:table-cell office:value-type="string">
            <text:p>DOF</text:p>
          </table:table-cell>
          <table:table-cell office:value-type="string">
            <text:p>h</text:p>
          </table:table-cell>
          <table:table-cell office:value-type="string">
            <text:p>Cd</text:p>
          </table:table-cell>
          <table:table-cell/>
          <table:table-cell office:value-type="string">
            <text:p>DOF</text:p>
          </table:table-cell>
          <table:table-cell office:value-type="string">
            <text:p>h</text:p>
          </table:table-cell>
          <table:table-cell office:value-type="string">
            <text:p>Cd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>
            <text:p>ref1</text:p>
          </table:table-cell>
          <table:table-cell table:style-name="ce19" office:value-type="float" office:value="0.0609493300193566">
            <text:p>6.09E-002</text:p>
          </table:table-cell>
          <table:table-cell table:formula="of:=1/SQRT([.A16])" office:value-type="float" office:value="0.00451054897804395">
            <text:p>0.004510549</text:p>
          </table:table-cell>
          <table:table-cell table:formula="of:=[.I24]*2" office:value-type="float" office:value="0.121898660038713">
            <text:p>0.12189866</text:p>
          </table:table-cell>
          <table:table-cell/>
          <table:table-cell office:value-type="float" office:value="6">
            <text:p>6</text:p>
          </table:table-cell>
          <table:table-cell table:formula="of:=[.J26]*[.N21]" office:value-type="float" office:value="0.00101487352005989">
            <text:p>0.0010148735</text:p>
          </table:table-cell>
          <table:table-cell table:formula="of:=10^(LOG([.O23])+[.M24]*(LOG([.N24])-LOG([.N23])))" office:value-type="float" office:value="0.000000000214822820254472">
            <text:p>2.14822820254472E-010</text:p>
          </table:table-cell>
          <table:table-cell table:number-columns-repeated="2"/>
          <table:table-cell table:formula="of:=[.A15]" office:value-type="float" office:value="12288">
            <text:p>12288</text:p>
          </table:table-cell>
          <table:table-cell table:formula="of:=1/SQRT([.R24])" office:value-type="float" office:value="0.0090210979560879">
            <text:p>0.009021098</text:p>
          </table:table-cell>
          <table:table-cell table:style-name="ce22" table:formula="of:=[.K23]" office:value-type="float" office:value="0.121952837984023">
            <text:p>1.21952837984023E-001</text:p>
          </table:table-cell>
          <table:table-cell/>
          <table:table-cell table:formula="of:=[.E15]" office:value-type="float" office:value="19200">
            <text:p>19200</text:p>
          </table:table-cell>
          <table:table-cell table:formula="of:=1/SQRT([.V24])" office:value-type="float" office:value="0.00721687836487032">
            <text:p>0.0072168784</text:p>
          </table:table-cell>
          <table:table-cell table:style-name="ce22" table:formula="of:=[.K33]" office:value-type="float" office:value="0.121898208713126">
            <text:p>1.21898208713126E-001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>
            <text:p>ref2</text:p>
          </table:table-cell>
          <table:table-cell table:style-name="ce19" office:value-type="float" office:value="0.0609481662604248">
            <text:p>6.09E-002</text:p>
          </table:table-cell>
          <table:table-cell table:formula="of:=1/SQRT([.A17])" office:value-type="float" office:value="0.00225527448902198">
            <text:p>0.0022552745</text:p>
          </table:table-cell>
          <table:table-cell table:formula="of:=[.I25]*2" office:value-type="float" office:value="0.12189633252085">
            <text:p>0.1218963325</text:p>
          </table:table-cell>
          <table:table-cell table:number-columns-repeated="6"/>
          <table:table-cell table:formula="of:=[.A16]" office:value-type="float" office:value="49152">
            <text:p>49152</text:p>
          </table:table-cell>
          <table:table-cell table:formula="of:=1/SQRT([.R25])" office:value-type="float" office:value="0.00451054897804395">
            <text:p>0.004510549</text:p>
          </table:table-cell>
          <table:table-cell table:style-name="ce22" table:formula="of:=[.K24]" office:value-type="float" office:value="0.121898660038713">
            <text:p>1.21898660038713E-001</text:p>
          </table:table-cell>
          <table:table-cell/>
          <table:table-cell table:formula="of:=[.E16]" office:value-type="float" office:value="76800">
            <text:p>76800</text:p>
          </table:table-cell>
          <table:table-cell table:formula="of:=1/SQRT([.V25])" office:value-type="float" office:value="0.00360843918243516">
            <text:p>0.0036084392</text:p>
          </table:table-cell>
          <table:table-cell table:style-name="ce22" table:formula="of:=[.K34]" office:value-type="float" office:value="0.121896457242471">
            <text:p>1.21896457242471E-001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>
            <text:p>ref3</text:p>
          </table:table-cell>
          <table:table-cell table:style-name="ce19" office:value-type="float" office:value="0.0609481799993092">
            <text:p>6.09E-002</text:p>
          </table:table-cell>
          <table:table-cell table:formula="of:=1/SQRT([.A18])" office:value-type="float" office:value="0.00112763724451099">
            <text:p>0.0011276372</text:p>
          </table:table-cell>
          <table:table-cell table:formula="of:=[.I26]*2" office:value-type="float" office:value="0.121896359998618">
            <text:p>0.12189636</text:p>
          </table:table-cell>
          <table:table-cell table:number-columns-repeated="6"/>
          <table:table-cell table:formula="of:=[.A17]" office:value-type="float" office:value="196608">
            <text:p>196608</text:p>
          </table:table-cell>
          <table:table-cell table:formula="of:=1/SQRT([.R26])" office:value-type="float" office:value="0.00225527448902198">
            <text:p>0.0022552745</text:p>
          </table:table-cell>
          <table:table-cell table:style-name="ce22" table:formula="of:=[.K25]" office:value-type="float" office:value="0.12189633252085">
            <text:p>1.21896332520850E-001</text:p>
          </table:table-cell>
          <table:table-cell/>
          <table:table-cell table:formula="of:=[.E17]" office:value-type="float" office:value="307200">
            <text:p>307200</text:p>
          </table:table-cell>
          <table:table-cell table:formula="of:=1/SQRT([.V26])" office:value-type="float" office:value="0.00180421959121758">
            <text:p>0.0018042196</text:p>
          </table:table-cell>
          <table:table-cell table:style-name="ce22" table:formula="of:=[.K35]" office:value-type="float" office:value="0.121896351428326">
            <text:p>1.21896351428326E-001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>
            <text:p>ref4</text:p>
          </table:table-cell>
          <table:table-cell table:style-name="ce19" office:value-type="float" office:value="0.0609482186850583">
            <text:p>6.09E-002</text:p>
          </table:table-cell>
          <table:table-cell table:formula="of:=1/SQRT([.A19])" office:value-type="float" office:value="0.000563818622255494">
            <text:p>0.0005638186</text:p>
          </table:table-cell>
          <table:table-cell table:formula="of:=[.I27]*2" office:value-type="float" office:value="0.121896437370117">
            <text:p>0.1218964374</text:p>
          </table:table-cell>
          <table:table-cell table:number-columns-repeated="6"/>
          <table:table-cell table:formula="of:=[.A18]" office:value-type="float" office:value="786432">
            <text:p>786432</text:p>
          </table:table-cell>
          <table:table-cell table:formula="of:=1/SQRT([.R27])" office:value-type="float" office:value="0.00112763724451099">
            <text:p>0.0011276372</text:p>
          </table:table-cell>
          <table:table-cell table:style-name="ce22" table:formula="of:=[.K26]" office:value-type="float" office:value="0.121896359998618">
            <text:p>1.21896359998618E-001</text:p>
          </table:table-cell>
          <table:table-cell/>
          <table:table-cell table:formula="of:=[.E18]" office:value-type="float" office:value="1228800">
            <text:p>1228800</text:p>
          </table:table-cell>
          <table:table-cell table:formula="of:=1/SQRT([.V27])" office:value-type="float" office:value="0.00090210979560879">
            <text:p>0.0009021098</text:p>
          </table:table-cell>
          <table:table-cell table:style-name="ce22" table:formula="of:=[.K36]" office:value-type="float" office:value="0.121896408708633">
            <text:p>1.21896408708633E-0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office:value-type="string">
            <text:p>ref5</text:p>
          </table:table-cell>
          <table:table-cell table:style-name="ce5"/>
          <table:table-cell table:formula="of:=1/SQRT([.A20])" office:value-type="float" office:value="0.000281909311127747">
            <text:p>0.0002819093</text:p>
          </table:table-cell>
          <table:table-cell/>
          <table:table-cell table:number-columns-repeated="6"/>
          <table:table-cell table:formula="of:=[.A19]" office:value-type="float" office:value="3145728">
            <text:p>3145728</text:p>
          </table:table-cell>
          <table:table-cell table:formula="of:=1/SQRT([.R28])" office:value-type="float" office:value="0.000563818622255494">
            <text:p>0.0005638186</text:p>
          </table:table-cell>
          <table:table-cell table:style-name="ce22" table:formula="of:=[.K27]" office:value-type="float" office:value="0.121896437370117">
            <text:p>1.21896437370117E-001</text:p>
          </table:table-cell>
          <table:table-cell/>
          <table:table-cell table:formula="of:=[.E19]" office:value-type="float" office:value="4915200">
            <text:p>4915200</text:p>
          </table:table-cell>
          <table:table-cell table:formula="of:=1/SQRT([.V28])" office:value-type="float" office:value="0.000451054897804395">
            <text:p>0.0004510549</text:p>
          </table:table-cell>
          <table:table-cell table:style-name="ce22" table:formula="of:=[.K37]" office:value-type="float" office:value="0.12189652347063">
            <text:p>1.21896523470630E-001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16"/>
          <table:table-cell table:formula="of:=[.A20]" office:value-type="float" office:value="12582912">
            <text:p>12582912</text:p>
          </table:table-cell>
          <table:table-cell table:formula="of:=1/SQRT([.R29])" office:value-type="float" office:value="0.000281909311127747">
            <text:p>0.0002819093</text:p>
          </table:table-cell>
          <table:table-cell table:style-name="ce22" table:formula="of:=[.K28]" office:value-type="float" office:value="0">
            <text:p>0.00000000000000E+000</text:p>
          </table:table-cell>
          <table:table-cell/>
          <table:table-cell table:formula="of:=[.E20]" office:value-type="float" office:value="19660800">
            <text:p>19660800</text:p>
          </table:table-cell>
          <table:table-cell table:formula="of:=1/SQRT([.V29])" office:value-type="float" office:value="0.000225527448902198">
            <text:p>0.0002255274</text:p>
          </table:table-cell>
          <table:table-cell table:style-name="ce22" table:formula="of:=[.K38]" office:value-type="float" office:value="0">
            <text:p>0.00000000000000E+000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2">
          <table:table-cell table:number-columns-repeated="8"/>
          <table:table-cell office:value-type="string">
            <text:p>P=4</text:p>
          </table:table-cell>
          <table:table-cell table:number-columns-repeated="4"/>
          <table:table-cell office:value-type="float" office:value="1.05">
            <text:p>1.0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Cd/2</text:p>
          </table:table-cell>
          <table:table-cell office:value-type="string">
            <text:p>h</text:p>
          </table:table-cell>
          <table:table-cell office:value-type="string">
            <text:p>Cd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error</text:p>
          </table:table-cell>
          <table:table-cell table:number-columns-repeated="11"/>
        </table:table-row>
        <table:table-row table:style-name="ro2">
          <table:table-cell table:number-columns-repeated="7"/>
          <table:table-cell table:style-name="ce7" office:value-type="string">
            <text:p>ref0</text:p>
          </table:table-cell>
          <table:table-cell table:style-name="ce19" office:value-type="float" office:value="0.060949104356563">
            <text:p>6.09E-002</text:p>
          </table:table-cell>
          <table:table-cell table:formula="of:=1/SQRT([.E15])" office:value-type="float" office:value="0.00721687836487032">
            <text:p>0.0072168784</text:p>
          </table:table-cell>
          <table:table-cell table:formula="of:=[.I33]*2" office:value-type="float" office:value="0.121898208713126">
            <text:p>0.1218982087</text:p>
          </table:table-cell>
          <table:table-cell/>
          <table:table-cell office:value-type="string">
            <text:p>Slope 8</text:p>
          </table:table-cell>
          <table:table-cell table:formula="of:=[.J33]*[.N31]" office:value-type="float" office:value="0.00757772228311384">
            <text:p>0.0075777223</text:p>
          </table:table-cell>
          <table:table-cell table:style-name="ce5" table:formula="of:=[.F15]" office:value-type="float" office:value="0.00000168524249619106">
            <text:p>1.69E-006</text:p>
          </table:table-cell>
          <table:table-cell table:number-columns-repeated="2"/>
          <table:table-cell office:value-type="string">
            <text:p>P=1</text:p>
          </table:table-cell>
          <table:table-cell table:number-columns-repeated="4"/>
          <table:table-cell office:value-type="string">
            <text:p>P=2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7" office:value-type="string">
            <text:p>ref1</text:p>
          </table:table-cell>
          <table:table-cell table:style-name="ce19" office:value-type="float" office:value="0.0609482286212353">
            <text:p>6.09E-002</text:p>
          </table:table-cell>
          <table:table-cell table:formula="of:=1/SQRT([.E16])" office:value-type="float" office:value="0.00360843918243516">
            <text:p>0.0036084392</text:p>
          </table:table-cell>
          <table:table-cell table:formula="of:=[.I34]*2" office:value-type="float" office:value="0.121896457242471">
            <text:p>0.1218964572</text:p>
          </table:table-cell>
          <table:table-cell/>
          <table:table-cell office:value-type="float" office:value="8">
            <text:p>8</text:p>
          </table:table-cell>
          <table:table-cell table:formula="of:=[.J35]*[.N31]" office:value-type="float" office:value="0.00189443057077846">
            <text:p>0.0018944306</text:p>
          </table:table-cell>
          <table:table-cell table:formula="of:=10^(LOG([.O33])+[.M34]*(LOG([.N34])-LOG([.N33])))" office:value-type="float" office:value="0.0000000000257147597685404">
            <text:p>2.57147597685404E-011</text:p>
          </table:table-cell>
          <table:table-cell table:number-columns-repeated="2"/>
          <table:table-cell office:value-type="string">
            <text:p>DOF</text:p>
          </table:table-cell>
          <table:table-cell office:value-type="string">
            <text:p>h</text:p>
          </table:table-cell>
          <table:table-cell office:value-type="string">
            <text:p>Cdp</text:p>
          </table:table-cell>
          <table:table-cell office:value-type="string">
            <text:p>Cdp/2</text:p>
          </table:table-cell>
          <table:table-cell/>
          <table:table-cell office:value-type="string">
            <text:p>DOF</text:p>
          </table:table-cell>
          <table:table-cell office:value-type="string">
            <text:p>h</text:p>
          </table:table-cell>
          <table:table-cell office:value-type="string">
            <text:p>Cdp</text:p>
          </table:table-cell>
          <table:table-cell office:value-type="string">
            <text:p>Cdp/2</text:p>
          </table:table-cell>
        </table:table-row>
        <table:table-row table:style-name="ro2">
          <table:table-cell table:number-columns-repeated="7"/>
          <table:table-cell table:style-name="ce7" office:value-type="string">
            <text:p>ref2</text:p>
          </table:table-cell>
          <table:table-cell table:style-name="ce19" office:value-type="float" office:value="0.0609481757141629">
            <text:p>6.09E-002</text:p>
          </table:table-cell>
          <table:table-cell table:formula="of:=1/SQRT([.E17])" office:value-type="float" office:value="0.00180421959121758">
            <text:p>0.0018042196</text:p>
          </table:table-cell>
          <table:table-cell table:formula="of:=[.I35]*2" office:value-type="float" office:value="0.121896351428326">
            <text:p>0.1218963514</text:p>
          </table:table-cell>
          <table:table-cell table:number-columns-repeated="5"/>
          <table:table-cell table:style-name="ce7" office:value-type="string">
            <text:p>ref0</text:p>
          </table:table-cell>
          <table:table-cell table:formula="of:=[.A6]" office:value-type="float" office:value="3072">
            <text:p>3072</text:p>
          </table:table-cell>
          <table:table-cell table:formula="of:=1/SQRT([.R35])" office:value-type="float" office:value="0.0180421959121758">
            <text:p>0.0180421959</text:p>
          </table:table-cell>
          <table:table-cell table:style-name="ce22" table:formula="of:=[.U35]*2" office:value-type="float" office:value="0.0510173837424042">
            <text:p>5.10173837424042E-002</text:p>
          </table:table-cell>
          <table:table-cell table:style-name="ce5" office:value-type="float" office:value="0.0255086918712021">
            <text:p>2.55E-002</text:p>
          </table:table-cell>
          <table:table-cell/>
          <table:table-cell table:style-name="ce23" table:formula="of:=[.E6]" office:value-type="float" office:value="6912">
            <text:p>6912</text:p>
          </table:table-cell>
          <table:table-cell table:formula="of:=1/SQRT([.W35])" office:value-type="float" office:value="0.0120281306081172">
            <text:p>0.0120281306</text:p>
          </table:table-cell>
          <table:table-cell table:style-name="ce22" table:formula="of:=[.Z35]*2" office:value-type="float" office:value="0.0404606433045024">
            <text:p>4.04606433045024E-002</text:p>
          </table:table-cell>
          <table:table-cell table:style-name="ce5" office:value-type="float" office:value="0.0202303216522512">
            <text:p>2.02E-002</text:p>
          </table:table-cell>
        </table:table-row>
        <table:table-row table:style-name="ro2">
          <table:table-cell table:number-columns-repeated="7"/>
          <table:table-cell table:style-name="ce7" office:value-type="string">
            <text:p>ref3</text:p>
          </table:table-cell>
          <table:table-cell table:style-name="ce19" office:value-type="float" office:value="0.0609482043543167">
            <text:p>6.09E-002</text:p>
          </table:table-cell>
          <table:table-cell table:formula="of:=1/SQRT([.E18])" office:value-type="float" office:value="0.00090210979560879">
            <text:p>0.0009021098</text:p>
          </table:table-cell>
          <table:table-cell table:formula="of:=[.I36]*2" office:value-type="float" office:value="0.121896408708633">
            <text:p>0.1218964087</text:p>
          </table:table-cell>
          <table:table-cell table:number-columns-repeated="5"/>
          <table:table-cell table:style-name="ce7" office:value-type="string">
            <text:p>ref1</text:p>
          </table:table-cell>
          <table:table-cell table:formula="of:=[.A7]" office:value-type="float" office:value="12288">
            <text:p>12288</text:p>
          </table:table-cell>
          <table:table-cell table:formula="of:=1/SQRT([.R36])" office:value-type="float" office:value="0.0090210979560879">
            <text:p>0.009021098</text:p>
          </table:table-cell>
          <table:table-cell table:style-name="ce22" table:formula="of:=[.U36]*2" office:value-type="float" office:value="0.0445227676649438">
            <text:p>4.45227676649438E-002</text:p>
          </table:table-cell>
          <table:table-cell table:style-name="ce5" office:value-type="float" office:value="0.0222613838324719">
            <text:p>2.23E-002</text:p>
          </table:table-cell>
          <table:table-cell/>
          <table:table-cell table:style-name="ce23" table:formula="of:=[.E7]" office:value-type="float" office:value="27648">
            <text:p>27648</text:p>
          </table:table-cell>
          <table:table-cell table:formula="of:=1/SQRT([.W36])" office:value-type="float" office:value="0.0060140653040586">
            <text:p>0.0060140653</text:p>
          </table:table-cell>
          <table:table-cell table:style-name="ce22" table:formula="of:=[.Z36]*2" office:value-type="float" office:value="0.0406281445826658">
            <text:p>4.06281445826658E-002</text:p>
          </table:table-cell>
          <table:table-cell table:style-name="ce5" office:value-type="float" office:value="0.0203140722913329">
            <text:p>2.03E-002</text:p>
          </table:table-cell>
        </table:table-row>
        <table:table-row table:style-name="ro2">
          <table:table-cell table:number-columns-repeated="7"/>
          <table:table-cell table:style-name="ce7" office:value-type="string">
            <text:p>ref4</text:p>
          </table:table-cell>
          <table:table-cell table:style-name="ce19" office:value-type="float" office:value="0.0609482617353149">
            <text:p>6.09E-002</text:p>
          </table:table-cell>
          <table:table-cell table:formula="of:=1/SQRT([.E19])" office:value-type="float" office:value="0.000451054897804395">
            <text:p>0.0004510549</text:p>
          </table:table-cell>
          <table:table-cell table:style-name="ce20" table:formula="of:=[.I37]*2" office:value-type="float" office:value="0.12189652347063">
            <text:p>1.21896523470630E-01</text:p>
          </table:table-cell>
          <table:table-cell table:number-columns-repeated="5"/>
          <table:table-cell table:style-name="ce7" office:value-type="string">
            <text:p>ref2</text:p>
          </table:table-cell>
          <table:table-cell table:formula="of:=[.A8]" office:value-type="float" office:value="49152">
            <text:p>49152</text:p>
          </table:table-cell>
          <table:table-cell table:formula="of:=1/SQRT([.R37])" office:value-type="float" office:value="0.00451054897804395">
            <text:p>0.004510549</text:p>
          </table:table-cell>
          <table:table-cell table:style-name="ce22" table:formula="of:=[.U37]*2" office:value-type="float" office:value="0.0415385073777894">
            <text:p>4.15385073777894E-002</text:p>
          </table:table-cell>
          <table:table-cell table:style-name="ce5" office:value-type="float" office:value="0.0207692536888947">
            <text:p>2.08E-002</text:p>
          </table:table-cell>
          <table:table-cell/>
          <table:table-cell table:style-name="ce23" table:formula="of:=[.E8]" office:value-type="float" office:value="110592">
            <text:p>110592</text:p>
          </table:table-cell>
          <table:table-cell table:formula="of:=1/SQRT([.W37])" office:value-type="float" office:value="0.0030070326520293">
            <text:p>0.0030070327</text:p>
          </table:table-cell>
          <table:table-cell table:style-name="ce22" table:formula="of:=[.Z37]*2" office:value-type="float" office:value="0.0409741892335834">
            <text:p>4.09741892335834E-002</text:p>
          </table:table-cell>
          <table:table-cell table:style-name="ce5" office:value-type="float" office:value="0.0204870946167917">
            <text:p>2.05E-002</text:p>
          </table:table-cell>
        </table:table-row>
        <table:table-row table:style-name="ro1">
          <table:table-cell table:number-columns-repeated="7"/>
          <table:table-cell table:style-name="ce7" office:value-type="string">
            <text:p>ref5</text:p>
          </table:table-cell>
          <table:table-cell/>
          <table:table-cell table:formula="of:=1/SQRT([.E20])" office:value-type="float" office:value="0.000225527448902198">
            <text:p>0.0002255274</text:p>
          </table:table-cell>
          <table:table-cell/>
          <table:table-cell table:number-columns-repeated="5"/>
          <table:table-cell table:style-name="ce7" office:value-type="string">
            <text:p>ref3</text:p>
          </table:table-cell>
          <table:table-cell table:formula="of:=[.A9]" office:value-type="float" office:value="196608">
            <text:p>196608</text:p>
          </table:table-cell>
          <table:table-cell table:formula="of:=1/SQRT([.R38])" office:value-type="float" office:value="0.00225527448902198">
            <text:p>0.0022552745</text:p>
          </table:table-cell>
          <table:table-cell table:style-name="ce22" table:formula="of:=[.U38]*2" office:value-type="float" office:value="0.0411050799947536">
            <text:p>4.11050799947536E-002</text:p>
          </table:table-cell>
          <table:table-cell table:style-name="ce5" office:value-type="float" office:value="0.0205525399973768">
            <text:p>2.06E-002</text:p>
          </table:table-cell>
          <table:table-cell/>
          <table:table-cell table:style-name="ce23" table:formula="of:=[.E9]" office:value-type="float" office:value="442368">
            <text:p>442368</text:p>
          </table:table-cell>
          <table:table-cell table:formula="of:=1/SQRT([.W38])" office:value-type="float" office:value="0.00150351632601465">
            <text:p>0.0015035163</text:p>
          </table:table-cell>
          <table:table-cell table:style-name="ce22" table:formula="of:=[.Z38]*2" office:value-type="float" office:value="0.0410272359566328">
            <text:p>4.10272359566328E-002</text:p>
          </table:table-cell>
          <table:table-cell table:style-name="ce5" office:value-type="float" office:value="0.0205136179783164">
            <text:p>2.05E-002</text:p>
          </table:table-cell>
        </table:table-row>
        <table:table-row table:style-name="ro1">
          <table:table-cell table:number-columns-repeated="16"/>
          <table:table-cell table:style-name="ce7" office:value-type="string">
            <text:p>ref4</text:p>
          </table:table-cell>
          <table:table-cell table:formula="of:=[.A10]" office:value-type="float" office:value="786432">
            <text:p>786432</text:p>
          </table:table-cell>
          <table:table-cell table:formula="of:=1/SQRT([.R39])" office:value-type="float" office:value="0.00112763724451099">
            <text:p>0.0011276372</text:p>
          </table:table-cell>
          <table:table-cell table:style-name="ce22" table:formula="of:=[.U39]*2" office:value-type="float" office:value="0.0410424106237416">
            <text:p>4.10424106237416E-002</text:p>
          </table:table-cell>
          <table:table-cell table:style-name="ce5" office:value-type="float" office:value="0.0205212053118708">
            <text:p>2.05E-002</text:p>
          </table:table-cell>
          <table:table-cell/>
          <table:table-cell table:style-name="ce23" table:formula="of:=[.E10]" office:value-type="float" office:value="1769472">
            <text:p>1769472</text:p>
          </table:table-cell>
          <table:table-cell table:formula="of:=1/SQRT([.W39])" office:value-type="float" office:value="0.000751758163007325">
            <text:p>0.0007517582</text:p>
          </table:table-cell>
          <table:table-cell table:style-name="ce22" table:formula="of:=[.Z39]*2" office:value-type="float" office:value="0.0410312880610836">
            <text:p>4.10312880610836E-002</text:p>
          </table:table-cell>
          <table:table-cell table:style-name="ce5" office:value-type="float" office:value="0.0205156440305418">
            <text:p>2.05E-002</text:p>
          </table:table-cell>
        </table:table-row>
        <table:table-row table:style-name="ro2">
          <table:table-cell table:number-columns-repeated="16"/>
          <table:table-cell table:style-name="ce7" office:value-type="string">
            <text:p>ref5</text:p>
          </table:table-cell>
          <table:table-cell table:formula="of:=[.A11]" office:value-type="float" office:value="3145728">
            <text:p>3145728</text:p>
          </table:table-cell>
          <table:table-cell table:formula="of:=1/SQRT([.R40])" office:value-type="float" office:value="0.000563818622255494">
            <text:p>0.0005638186</text:p>
          </table:table-cell>
          <table:table-cell table:style-name="ce22" table:formula="of:=[.U40]*2" office:value-type="float" office:value="0">
            <text:p>0.00000000000000E+000</text:p>
          </table:table-cell>
          <table:table-cell/>
          <table:table-cell/>
          <table:table-cell table:style-name="ce23" table:formula="of:=[.E11]" office:value-type="float" office:value="7077888">
            <text:p>7077888</text:p>
          </table:table-cell>
          <table:table-cell table:formula="of:=1/SQRT([.W40])" office:value-type="float" office:value="0.000375879081503663">
            <text:p>0.0003758791</text:p>
          </table:table-cell>
          <table:table-cell table:style-name="ce22" table:formula="of:=[.Z40]*2" office:value-type="float" office:value="0">
            <text:p>0.00000000000000E+000</text:p>
          </table:table-cell>
          <table:table-cell/>
        </table:table-row>
        <table:table-row table:style-name="ro3">
          <table:table-cell table:number-columns-repeated="7"/>
          <table:table-cell office:value-type="string">
            <text:p>p</text:p>
          </table:table-cell>
          <table:table-cell office:value-type="string">
            <text:p>dCd</text:p>
          </table:table-cell>
          <table:table-cell office:value-type="string">
            <text:p>r</text:p>
          </table:table-cell>
          <table:table-cell office:value-type="string">
            <text:p>extrapolate</text:p>
          </table:table-cell>
          <table:table-cell office:value-type="string">
            <text:p>relative error</text:p>
          </table:table-cell>
          <table:table-cell table:number-columns-repeated="14"/>
        </table:table-row>
        <table:table-row table:style-name="ro2">
          <table:table-cell table:number-columns-repeated="8"/>
          <table:table-cell table:formula="of:=[.I34]-[.I33]" office:value-type="float" office:value="-0.000000875735327698912">
            <text:p>-8.75735327698912E-007</text:p>
          </table:table-cell>
          <table:table-cell table:formula="of:=[.J34]/[.J33]" office:value-type="float" office:value="0.5">
            <text:p>0.5</text:p>
          </table:table-cell>
          <table:table-cell table:number-columns-repeated="16"/>
        </table:table-row>
        <table:table-row table:style-name="ro2">
          <table:table-cell table:number-columns-repeated="7"/>
          <table:table-cell table:formula="of:=ABS(LOG(ABS([.I43]/[.I42])))/LOG([.J42])" office:value-type="float" office:value="-4.04896241813774">
            <text:p>-4.0489624181</text:p>
          </table:table-cell>
          <table:table-cell table:formula="of:=[.I35]-[.I34]" office:value-type="float" office:value="-0.0000000529070723967462">
            <text:p>-5.29070723967462E-008</text:p>
          </table:table-cell>
          <table:table-cell table:formula="of:=[.J35]/[.J34]" office:value-type="float" office:value="0.5">
            <text:p>0.5</text:p>
          </table:table-cell>
          <table:table-cell table:formula="of:=([.J43]^[.$H$43]*[.I33]-[.I34])/([.J43]^[.$H$43]-1)" office:value-type="float" office:value="0.0609491606655097">
            <text:p>0.0609491607</text:p>
          </table:table-cell>
          <table:table-cell table:formula="of:=ABS(([.K43]-[.I33])/[.K43])" office:value-type="float" office:value="0.000000923867467669915">
            <text:p>9.23867467669915E-007</text:p>
          </table:table-cell>
          <table:table-cell table:number-columns-repeated="14"/>
        </table:table-row>
        <table:table-row table:style-name="ro2">
          <table:table-cell table:number-columns-repeated="7"/>
          <table:table-cell table:formula="of:=ABS(LOG(ABS([.I44]/[.I43])))/LOG([.J43])" office:value-type="float" office:value="-0.885421348813341">
            <text:p>-0.8854213488</text:p>
          </table:table-cell>
          <table:table-cell table:formula="of:=[.I36]-[.I35]" office:value-type="float" office:value="0.0000000286401537971659">
            <text:p>2.86401537971659E-008</text:p>
          </table:table-cell>
          <table:table-cell table:formula="of:=[.J36]/[.J35]" office:value-type="float" office:value="0.5">
            <text:p>0.5</text:p>
          </table:table-cell>
          <table:table-cell table:formula="of:=([.J44]^[.$H$43]*[.I34]-[.I35])/([.J44]^[.$H$43]-1)" office:value-type="float" office:value="0.0609482320231096">
            <text:p>0.060948232</text:p>
          </table:table-cell>
          <table:table-cell table:formula="of:=ABS(([.K44]-[.I34])/[.K44])" office:value-type="float" office:value="0.0000000558157998032866">
            <text:p>5.58157998032866E-008</text:p>
          </table:table-cell>
          <table:table-cell table:number-columns-repeated="5"/>
          <table:table-cell office:value-type="string">
            <text:p>P=3</text:p>
          </table:table-cell>
          <table:table-cell table:number-columns-repeated="4"/>
          <table:table-cell office:value-type="string">
            <text:p>P=4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ABS(LOG(ABS([.I45]/[.I44])))/LOG([.J44])" office:value-type="float" office:value="-1.00253382565398">
            <text:p>-1.0025338257</text:p>
          </table:table-cell>
          <table:table-cell table:formula="of:=[.I37]-[.I36]" office:value-type="float" office:value="0.0000000573809982029605">
            <text:p>5.73809982029605E-008</text:p>
          </table:table-cell>
          <table:table-cell table:formula="of:=[.J37]/[.J36]" office:value-type="float" office:value="0.5">
            <text:p>0.5</text:p>
          </table:table-cell>
          <table:table-cell table:formula="of:=([.J45]^[.$H$43]*[.I35]-[.I36])/([.J45]^[.$H$43]-1)" office:value-type="float" office:value="0.0609481738726283">
            <text:p>0.0609481739</text:p>
          </table:table-cell>
          <table:table-cell table:formula="of:=ABS(([.K45]-[.I35])/[.K45])" office:value-type="float" office:value="0.0000000302147623870261">
            <text:p>3.02147623870261E-008</text:p>
          </table:table-cell>
          <table:table-cell table:number-columns-repeated="5"/>
          <table:table-cell office:value-type="string">
            <text:p>DOF</text:p>
          </table:table-cell>
          <table:table-cell office:value-type="string">
            <text:p>h</text:p>
          </table:table-cell>
          <table:table-cell office:value-type="string">
            <text:p>Cdp</text:p>
          </table:table-cell>
          <table:table-cell office:value-type="string">
            <text:p>Cdp/2</text:p>
          </table:table-cell>
          <table:table-cell/>
          <table:table-cell office:value-type="string">
            <text:p>DOF</text:p>
          </table:table-cell>
          <table:table-cell office:value-type="string">
            <text:p>h</text:p>
          </table:table-cell>
          <table:table-cell office:value-type="string">
            <text:p>Cdp</text:p>
          </table:table-cell>
          <table:table-cell office:value-type="string">
            <text:p>Cdp/2</text:p>
          </table:table-cell>
        </table:table-row>
        <table:table-row table:style-name="ro2">
          <table:table-cell table:number-columns-repeated="16"/>
          <table:table-cell table:style-name="ce7" office:value-type="string">
            <text:p>ref0</text:p>
          </table:table-cell>
          <table:table-cell table:formula="of:=[.A15]" office:value-type="float" office:value="12288">
            <text:p>12288</text:p>
          </table:table-cell>
          <table:table-cell table:formula="of:=1/SQRT([.R46])" office:value-type="float" office:value="0.0090210979560879">
            <text:p>0.009021098</text:p>
          </table:table-cell>
          <table:table-cell table:style-name="ce22" table:formula="of:=[.U46]*2" office:value-type="float" office:value="0.0419757092210628">
            <text:p>4.19757092210628E-002</text:p>
          </table:table-cell>
          <table:table-cell table:style-name="ce5" office:value-type="float" office:value="0.0209878546105314">
            <text:p>2.10E-002</text:p>
          </table:table-cell>
          <table:table-cell/>
          <table:table-cell table:style-name="ce23" table:formula="of:=[.E15]" office:value-type="float" office:value="19200">
            <text:p>19200</text:p>
          </table:table-cell>
          <table:table-cell table:formula="of:=1/SQRT([.W46])" office:value-type="float" office:value="0.00721687836487032">
            <text:p>0.0072168784</text:p>
          </table:table-cell>
          <table:table-cell table:style-name="ce22" table:formula="of:=[.Z46]*2" office:value-type="float" office:value="0.040779646953347">
            <text:p>4.07796469533470E-002</text:p>
          </table:table-cell>
          <table:table-cell table:style-name="ce5" office:value-type="float" office:value="0.0203898234766735">
            <text:p>2.04E-002</text:p>
          </table:table-cell>
        </table:table-row>
        <table:table-row table:style-name="ro1">
          <table:table-cell table:number-columns-repeated="16"/>
          <table:table-cell table:style-name="ce7" office:value-type="string">
            <text:p>ref1</text:p>
          </table:table-cell>
          <table:table-cell table:formula="of:=[.A16]" office:value-type="float" office:value="49152">
            <text:p>49152</text:p>
          </table:table-cell>
          <table:table-cell table:formula="of:=1/SQRT([.R47])" office:value-type="float" office:value="0.00451054897804395">
            <text:p>0.004510549</text:p>
          </table:table-cell>
          <table:table-cell table:style-name="ce22" table:formula="of:=[.U47]*2" office:value-type="float" office:value="0.0410434980721808">
            <text:p>4.10434980721808E-002</text:p>
          </table:table-cell>
          <table:table-cell table:style-name="ce5" office:value-type="float" office:value="0.0205217490360904">
            <text:p>2.05E-002</text:p>
          </table:table-cell>
          <table:table-cell/>
          <table:table-cell table:style-name="ce23" table:formula="of:=[.E16]" office:value-type="float" office:value="76800">
            <text:p>76800</text:p>
          </table:table-cell>
          <table:table-cell table:formula="of:=1/SQRT([.W47])" office:value-type="float" office:value="0.00360843918243516">
            <text:p>0.0036084392</text:p>
          </table:table-cell>
          <table:table-cell table:style-name="ce22" table:formula="of:=[.Z47]*2" office:value-type="float" office:value="0.0409960060543292">
            <text:p>4.09960060543292E-002</text:p>
          </table:table-cell>
          <table:table-cell table:style-name="ce5" office:value-type="float" office:value="0.0204980030271646">
            <text:p>2.05E-002</text:p>
          </table:table-cell>
        </table:table-row>
        <table:table-row table:style-name="ro1">
          <table:table-cell table:number-columns-repeated="16"/>
          <table:table-cell table:style-name="ce7" office:value-type="string">
            <text:p>ref2</text:p>
          </table:table-cell>
          <table:table-cell table:formula="of:=[.A17]" office:value-type="float" office:value="196608">
            <text:p>196608</text:p>
          </table:table-cell>
          <table:table-cell table:formula="of:=1/SQRT([.R48])" office:value-type="float" office:value="0.00225527448902198">
            <text:p>0.0022552745</text:p>
          </table:table-cell>
          <table:table-cell table:style-name="ce22" table:formula="of:=[.U48]*2" office:value-type="float" office:value="0.0410326242483104">
            <text:p>4.10326242483104E-002</text:p>
          </table:table-cell>
          <table:table-cell table:style-name="ce5" office:value-type="float" office:value="0.0205163121241552">
            <text:p>2.05E-002</text:p>
          </table:table-cell>
          <table:table-cell/>
          <table:table-cell table:style-name="ce23" table:formula="of:=[.E17]" office:value-type="float" office:value="307200">
            <text:p>307200</text:p>
          </table:table-cell>
          <table:table-cell table:formula="of:=1/SQRT([.W48])" office:value-type="float" office:value="0.00180421959121758">
            <text:p>0.0018042196</text:p>
          </table:table-cell>
          <table:table-cell table:style-name="ce22" table:formula="of:=[.Z48]*2" office:value-type="float" office:value="0.0410297657161712">
            <text:p>4.10297657161712E-002</text:p>
          </table:table-cell>
          <table:table-cell table:style-name="ce5" office:value-type="float" office:value="0.0205148828580856">
            <text:p>2.05E-002</text:p>
          </table:table-cell>
        </table:table-row>
        <table:table-row table:style-name="ro1">
          <table:table-cell table:number-columns-repeated="16"/>
          <table:table-cell table:style-name="ce7" office:value-type="string">
            <text:p>ref3</text:p>
          </table:table-cell>
          <table:table-cell table:formula="of:=[.A18]" office:value-type="float" office:value="786432">
            <text:p>786432</text:p>
          </table:table-cell>
          <table:table-cell table:formula="of:=1/SQRT([.R49])" office:value-type="float" office:value="0.00112763724451099">
            <text:p>0.0011276372</text:p>
          </table:table-cell>
          <table:table-cell table:style-name="ce22" table:formula="of:=[.U49]*2" office:value-type="float" office:value="0.0410313593927036">
            <text:p>4.10313593927036E-002</text:p>
          </table:table-cell>
          <table:table-cell table:style-name="ce5" office:value-type="float" office:value="0.0205156796963518">
            <text:p>2.05E-002</text:p>
          </table:table-cell>
          <table:table-cell/>
          <table:table-cell table:style-name="ce23" table:formula="of:=[.E18]" office:value-type="float" office:value="1228800">
            <text:p>1228800</text:p>
          </table:table-cell>
          <table:table-cell table:formula="of:=1/SQRT([.W49])" office:value-type="float" office:value="0.00090210979560879">
            <text:p>0.0009021098</text:p>
          </table:table-cell>
          <table:table-cell table:style-name="ce22" table:formula="of:=[.Z49]*2" office:value-type="float" office:value="0.041031390509982">
            <text:p>4.10313905099820E-002</text:p>
          </table:table-cell>
          <table:table-cell table:style-name="ce5" office:value-type="float" office:value="0.020515695254991">
            <text:p>2.05E-002</text:p>
          </table:table-cell>
        </table:table-row>
        <table:table-row table:style-name="ro1">
          <table:table-cell table:number-columns-repeated="16"/>
          <table:table-cell table:style-name="ce7" office:value-type="string">
            <text:p>ref4</text:p>
          </table:table-cell>
          <table:table-cell table:formula="of:=[.A19]" office:value-type="float" office:value="3145728">
            <text:p>3145728</text:p>
          </table:table-cell>
          <table:table-cell table:formula="of:=1/SQRT([.R50])" office:value-type="float" office:value="0.000563818622255494">
            <text:p>0.0005638186</text:p>
          </table:table-cell>
          <table:table-cell table:style-name="ce22" table:formula="of:=[.U50]*2" office:value-type="float" office:value="0.0410314428111304">
            <text:p>4.10314428111304E-002</text:p>
          </table:table-cell>
          <table:table-cell table:style-name="ce5" office:value-type="float" office:value="0.0205157214055652">
            <text:p>2.05E-002</text:p>
          </table:table-cell>
          <table:table-cell/>
          <table:table-cell table:style-name="ce23" table:formula="of:=[.E19]" office:value-type="float" office:value="4915200">
            <text:p>4915200</text:p>
          </table:table-cell>
          <table:table-cell table:formula="of:=1/SQRT([.W50])" office:value-type="float" office:value="0.000451054897804395">
            <text:p>0.0004510549</text:p>
          </table:table-cell>
          <table:table-cell table:style-name="ce22" table:formula="of:=[.Z50]*2" office:value-type="float" office:value="0">
            <text:p>0.00000000000000E+000</text:p>
          </table:table-cell>
          <table:table-cell/>
        </table:table-row>
        <table:table-row table:style-name="ro1">
          <table:table-cell table:number-columns-repeated="16"/>
          <table:table-cell table:style-name="ce7" office:value-type="string">
            <text:p>ref5</text:p>
          </table:table-cell>
          <table:table-cell table:formula="of:=[.A20]" office:value-type="float" office:value="12582912">
            <text:p>12582912</text:p>
          </table:table-cell>
          <table:table-cell table:formula="of:=1/SQRT([.R51])" office:value-type="float" office:value="0.000281909311127747">
            <text:p>0.0002819093</text:p>
          </table:table-cell>
          <table:table-cell table:style-name="ce22" table:formula="of:=[.U51]*2" office:value-type="float" office:value="0">
            <text:p>0.00000000000000E+000</text:p>
          </table:table-cell>
          <table:table-cell/>
          <table:table-cell/>
          <table:table-cell table:style-name="ce23" table:formula="of:=[.E20]" office:value-type="float" office:value="19660800">
            <text:p>19660800</text:p>
          </table:table-cell>
          <table:table-cell table:formula="of:=1/SQRT([.W51])" office:value-type="float" office:value="0.000225527448902198">
            <text:p>0.0002255274</text:p>
          </table:table-cell>
          <table:table-cell table:style-name="ce22" table:formula="of:=[.Z51]*2" office:value-type="float" office:value="0">
            <text:p>0.00000000000000E+000</text:p>
          </table:table-cell>
          <table:table-cell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Fluent</text:p>
          </table:table-cell>
          <table:table-cell table:number-columns-repeated="25"/>
        </table:table-row>
        <table:table-row table:style-name="ro3">
          <table:table-cell office:value-type="string">
            <text:p>Cells</text:p>
          </table:table-cell>
          <table:table-cell office:value-type="string">
            <text:p>Cd</text:p>
          </table:table-cell>
          <table:table-cell office:value-type="string">
            <text:p>1/sqrt(DOF)</text:p>
          </table:table-cell>
          <table:table-cell office:value-type="string">
            <text:p>Cd error</text:p>
          </table:table-cell>
          <table:table-cell table:style-name="ce16" office:value-type="string">
            <text:p>Slope</text:p>
          </table:table-cell>
          <table:table-cell table:number-columns-repeated="21"/>
        </table:table-row>
        <table:table-row table:style-name="ro2">
          <table:table-cell office:value-type="float" office:value="512">
            <text:p>512</text:p>
          </table:table-cell>
          <table:table-cell/>
          <table:table-cell table:formula="of:=1/SQRT([.A56])" office:value-type="float" office:value="0.0441941738241592">
            <text:p>0.0441941738</text:p>
          </table:table-cell>
          <table:table-cell table:style-name="ce5" table:formula="of:=ABS([.B56]-[.$K$37])" office:value-type="float" office:value="0.12189652347063">
            <text:p>1.22E-001</text:p>
          </table:table-cell>
          <table:table-cell table:style-name="ce17"/>
          <table:table-cell table:number-columns-repeated="21"/>
        </table:table-row>
        <table:table-row table:style-name="ro2">
          <table:table-cell table:formula="of:=[.A56]*4" office:value-type="float" office:value="2048">
            <text:p>2048</text:p>
          </table:table-cell>
          <table:table-cell/>
          <table:table-cell table:formula="of:=1/SQRT([.A57])" office:value-type="float" office:value="0.0220970869120796">
            <text:p>0.0220970869</text:p>
          </table:table-cell>
          <table:table-cell table:style-name="ce5" table:formula="of:=ABS([.B57]-[.$K$37])" office:value-type="float" office:value="0.12189652347063">
            <text:p>1.22E-001</text:p>
          </table:table-cell>
          <table:table-cell table:style-name="ce17" table:formula="of:=(LOG([.D57])-LOG([.D56]))/(LOG([.C57])-LOG([.C56]))" office:value-type="float" office:value="-0">
            <text:p>0.0</text:p>
          </table:table-cell>
          <table:table-cell table:number-columns-repeated="21"/>
        </table:table-row>
        <table:table-row table:style-name="ro2">
          <table:table-cell table:formula="of:=[.A57]*4" office:value-type="float" office:value="8192">
            <text:p>8192</text:p>
          </table:table-cell>
          <table:table-cell/>
          <table:table-cell table:formula="of:=1/SQRT([.A58])" office:value-type="float" office:value="0.0110485434560398">
            <text:p>0.0110485435</text:p>
          </table:table-cell>
          <table:table-cell table:style-name="ce5" table:formula="of:=ABS([.B58]-[.$K$37])" office:value-type="float" office:value="0.12189652347063">
            <text:p>1.22E-001</text:p>
          </table:table-cell>
          <table:table-cell table:style-name="ce17" table:formula="of:=(LOG([.D58])-LOG([.D57]))/(LOG([.C58])-LOG([.C57]))" office:value-type="float" office:value="-0">
            <text:p>0.0</text:p>
          </table:table-cell>
          <table:table-cell table:number-columns-repeated="21"/>
        </table:table-row>
        <table:table-row table:style-name="ro2">
          <table:table-cell table:formula="of:=[.A58]*4" office:value-type="float" office:value="32768">
            <text:p>32768</text:p>
          </table:table-cell>
          <table:table-cell/>
          <table:table-cell table:formula="of:=1/SQRT([.A59])" office:value-type="float" office:value="0.0055242717280199">
            <text:p>0.0055242717</text:p>
          </table:table-cell>
          <table:table-cell table:style-name="ce5" table:formula="of:=ABS([.B59]-[.$K$37])" office:value-type="float" office:value="0.12189652347063">
            <text:p>1.22E-001</text:p>
          </table:table-cell>
          <table:table-cell table:style-name="ce17" table:formula="of:=(LOG([.D59])-LOG([.D58]))/(LOG([.C59])-LOG([.C58]))" office:value-type="float" office:value="-0">
            <text:p>0.0</text:p>
          </table:table-cell>
          <table:table-cell table:number-columns-repeated="21"/>
        </table:table-row>
        <table:table-row table:style-name="ro2">
          <table:table-cell table:formula="of:=[.A59]*4" office:value-type="float" office:value="131072">
            <text:p>131072</text:p>
          </table:table-cell>
          <table:table-cell/>
          <table:table-cell table:formula="of:=1/SQRT([.A60])" office:value-type="float" office:value="0.00276213586400995">
            <text:p>0.0027621359</text:p>
          </table:table-cell>
          <table:table-cell table:style-name="ce5" table:formula="of:=ABS([.B60]-[.$K$37])" office:value-type="float" office:value="0.12189652347063">
            <text:p>1.22E-001</text:p>
          </table:table-cell>
          <table:table-cell table:style-name="ce17" table:formula="of:=(LOG([.D60])-LOG([.D59]))/(LOG([.C60])-LOG([.C59]))" office:value-type="float" office:value="-0">
            <text:p>0.0</text:p>
          </table:table-cell>
          <table:table-cell table:number-columns-repeated="21"/>
        </table:table-row>
        <table:table-row table:style-name="ro2">
          <table:table-cell table:formula="of:=[.A60]*4" office:value-type="float" office:value="524288">
            <text:p>524288</text:p>
          </table:table-cell>
          <table:table-cell/>
          <table:table-cell table:formula="of:=1/SQRT([.A61])" office:value-type="float" office:value="0.00138106793200498">
            <text:p>0.0013810679</text:p>
          </table:table-cell>
          <table:table-cell table:style-name="ce5" table:formula="of:=ABS([.B61]-[.$K$37])" office:value-type="float" office:value="0.12189652347063">
            <text:p>1.22E-001</text:p>
          </table:table-cell>
          <table:table-cell table:style-name="ce17" table:formula="of:=(LOG([.D61])-LOG([.D60]))/(LOG([.C61])-LOG([.C60]))" office:value-type="float" office:value="-0">
            <text:p>0.0</text:p>
          </table:table-cell>
          <table:table-cell table:number-columns-repeated="21"/>
        </table:table-row>
        <table:table-row table:style-name="ro2" table:number-rows-repeated="3">
          <table:table-cell table:number-columns-repeated="26"/>
        </table:table-row>
        <table:table-row table:style-name="ro2">
          <table:table-cell office:value-type="string">
            <text:p>Fun3D Quad</text:p>
          </table:table-cell>
          <table:table-cell table:number-columns-repeated="25"/>
        </table:table-row>
        <table:table-row table:style-name="ro3">
          <table:table-cell office:value-type="string">
            <text:p>N</text:p>
          </table:table-cell>
          <table:table-cell office:value-type="string">
            <text:p>Cd</text:p>
          </table:table-cell>
          <table:table-cell office:value-type="string">
            <text:p>1/sqrt(DOF)</text:p>
          </table:table-cell>
          <table:table-cell office:value-type="string">
            <text:p>Cd error</text:p>
          </table:table-cell>
          <table:table-cell table:style-name="ce16" office:value-type="string">
            <text:p>Slope</text:p>
          </table:table-cell>
          <table:table-cell table:number-columns-repeated="21"/>
        </table:table-row>
        <table:table-row table:style-name="ro2">
          <table:table-cell office:value-type="float" office:value="16641">
            <text:p>16641</text:p>
          </table:table-cell>
          <table:table-cell/>
          <table:table-cell table:formula="of:=1/SQRT(2*[.A67])" office:value-type="float" office:value="0.00548144791617479">
            <text:p>0.0054814479</text:p>
          </table:table-cell>
          <table:table-cell table:style-name="ce5" table:formula="of:=ABS([.B67]-[.$K$37])" office:value-type="float" office:value="0.12189652347063">
            <text:p>1.22E-001</text:p>
          </table:table-cell>
          <table:table-cell table:style-name="ce17"/>
          <table:table-cell table:number-columns-repeated="21"/>
        </table:table-row>
        <table:table-row table:style-name="ro2">
          <table:table-cell office:value-type="float" office:value="66049">
            <text:p>66049</text:p>
          </table:table-cell>
          <table:table-cell/>
          <table:table-cell table:formula="of:=1/SQRT(2*[.A68])" office:value-type="float" office:value="0.00275138825364415">
            <text:p>0.0027513883</text:p>
          </table:table-cell>
          <table:table-cell table:style-name="ce5" table:formula="of:=ABS([.B68]-[.$K$37])" office:value-type="float" office:value="0.12189652347063">
            <text:p>1.22E-001</text:p>
          </table:table-cell>
          <table:table-cell table:style-name="ce17" table:formula="of:=(LOG([.D68])-LOG([.D67]))/(LOG([.C68])-LOG([.C67]))" office:value-type="float" office:value="-0">
            <text:p>0.0</text:p>
          </table:table-cell>
          <table:table-cell table:number-columns-repeated="21"/>
        </table:table-row>
        <table:table-row table:style-name="ro2">
          <table:table-cell office:value-type="float" office:value="263169">
            <text:p>263169</text:p>
          </table:table-cell>
          <table:table-cell/>
          <table:table-cell table:formula="of:=1/SQRT(2*[.A69])" office:value-type="float" office:value="0.00137837579178664">
            <text:p>0.0013783758</text:p>
          </table:table-cell>
          <table:table-cell table:style-name="ce5" table:formula="of:=ABS([.B69]-[.$K$37])" office:value-type="float" office:value="0.12189652347063">
            <text:p>1.22E-001</text:p>
          </table:table-cell>
          <table:table-cell table:style-name="ce17" table:formula="of:=(LOG([.D69])-LOG([.D68]))/(LOG([.C69])-LOG([.C68]))" office:value-type="float" office:value="-0">
            <text:p>0.0</text:p>
          </table:table-cell>
          <table:table-cell table:number-columns-repeated="21"/>
        </table:table-row>
        <table:table-row table:style-name="ro2">
          <table:table-cell office:value-type="float" office:value="1050625">
            <text:p>1050625</text:p>
          </table:table-cell>
          <table:table-cell/>
          <table:table-cell table:formula="of:=1/SQRT(2*[.A70])" office:value-type="float" office:value="0.000689860274328339">
            <text:p>0.0006898603</text:p>
          </table:table-cell>
          <table:table-cell table:style-name="ce5" table:formula="of:=ABS([.B70]-[.$K$37])" office:value-type="float" office:value="0.12189652347063">
            <text:p>1.22E-001</text:p>
          </table:table-cell>
          <table:table-cell table:style-name="ce17" table:formula="of:=(LOG([.D70])-LOG([.D69]))/(LOG([.C70])-LOG([.C69]))" office:value-type="float" office:value="-0">
            <text:p>0.0</text:p>
          </table:table-cell>
          <table:table-cell table:number-columns-repeated="21"/>
        </table:table-row>
        <table:table-row table:style-name="ro2" table:number-rows-repeated="2">
          <table:table-cell table:number-columns-repeated="4"/>
          <table:table-cell table:style-name="ce17"/>
          <table:table-cell table:number-columns-repeated="21"/>
        </table:table-row>
        <table:table-row table:style-name="ro3">
          <table:table-cell office:value-type="string">
            <text:p>Fun3D Tri</text:p>
          </table:table-cell>
          <table:table-cell table:number-columns-repeated="25"/>
        </table:table-row>
        <table:table-row table:style-name="ro3">
          <table:table-cell office:value-type="string">
            <text:p>N</text:p>
          </table:table-cell>
          <table:table-cell office:value-type="string">
            <text:p>Cd</text:p>
          </table:table-cell>
          <table:table-cell office:value-type="string">
            <text:p>1/sqrt(DOF)</text:p>
          </table:table-cell>
          <table:table-cell office:value-type="string">
            <text:p>Cd error</text:p>
          </table:table-cell>
          <table:table-cell table:style-name="ce16" office:value-type="string">
            <text:p>Slope</text:p>
          </table:table-cell>
          <table:table-cell table:number-columns-repeated="21"/>
        </table:table-row>
        <table:table-row table:style-name="ro2">
          <table:table-cell office:value-type="float" office:value="16641">
            <text:p>16641</text:p>
          </table:table-cell>
          <table:table-cell/>
          <table:table-cell table:formula="of:=1/SQRT(2*[.A75])" office:value-type="float" office:value="0.00548144791617479">
            <text:p>0.0054814479</text:p>
          </table:table-cell>
          <table:table-cell table:style-name="ce5" table:formula="of:=ABS([.B75]-[.$K$37])" office:value-type="float" office:value="0.12189652347063">
            <text:p>1.22E-001</text:p>
          </table:table-cell>
          <table:table-cell table:style-name="ce17"/>
          <table:table-cell table:number-columns-repeated="21"/>
        </table:table-row>
        <table:table-row table:style-name="ro2">
          <table:table-cell office:value-type="float" office:value="66049">
            <text:p>66049</text:p>
          </table:table-cell>
          <table:table-cell/>
          <table:table-cell table:formula="of:=1/SQRT(2*[.A76])" office:value-type="float" office:value="0.00275138825364415">
            <text:p>0.0027513883</text:p>
          </table:table-cell>
          <table:table-cell table:style-name="ce5" table:formula="of:=ABS([.B76]-[.$K$37])" office:value-type="float" office:value="0.12189652347063">
            <text:p>1.22E-001</text:p>
          </table:table-cell>
          <table:table-cell table:style-name="ce17" table:formula="of:=(LOG([.D76])-LOG([.D75]))/(LOG([.C76])-LOG([.C75]))" office:value-type="float" office:value="-0">
            <text:p>0.0</text:p>
          </table:table-cell>
          <table:table-cell table:number-columns-repeated="21"/>
        </table:table-row>
        <table:table-row table:style-name="ro2">
          <table:table-cell office:value-type="float" office:value="263169">
            <text:p>263169</text:p>
          </table:table-cell>
          <table:table-cell/>
          <table:table-cell table:formula="of:=1/SQRT(2*[.A77])" office:value-type="float" office:value="0.00137837579178664">
            <text:p>0.0013783758</text:p>
          </table:table-cell>
          <table:table-cell table:style-name="ce5" table:formula="of:=ABS([.B77]-[.$K$37])" office:value-type="float" office:value="0.12189652347063">
            <text:p>1.22E-001</text:p>
          </table:table-cell>
          <table:table-cell table:style-name="ce17" table:formula="of:=(LOG([.D77])-LOG([.D76]))/(LOG([.C77])-LOG([.C76]))" office:value-type="float" office:value="-0">
            <text:p>0.0</text:p>
          </table:table-cell>
          <table:table-cell table:number-columns-repeated="21"/>
        </table:table-row>
        <table:table-row table:style-name="ro2">
          <table:table-cell office:value-type="float" office:value="1050625">
            <text:p>1050625</text:p>
          </table:table-cell>
          <table:table-cell/>
          <table:table-cell table:formula="of:=1/SQRT(2*[.A78])" office:value-type="float" office:value="0.000689860274328339">
            <text:p>0.0006898603</text:p>
          </table:table-cell>
          <table:table-cell table:style-name="ce5" table:formula="of:=ABS([.B78]-[.$K$37])" office:value-type="float" office:value="0.12189652347063">
            <text:p>1.22E-001</text:p>
          </table:table-cell>
          <table:table-cell table:style-name="ce17" table:formula="of:=(LOG([.D78])-LOG([.D77]))/(LOG([.C78])-LOG([.C77]))" office:value-type="float" office:value="-0">
            <text:p>0.0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UPG P1</text:p>
          </table:table-cell>
          <table:table-cell table:number-columns-repeated="25"/>
        </table:table-row>
        <table:table-row table:style-name="ro1">
          <table:table-cell office:value-type="string">
            <text:p>N</text:p>
          </table:table-cell>
          <table:table-cell office:value-type="string">
            <text:p>Cd</text:p>
          </table:table-cell>
          <table:table-cell office:value-type="string">
            <text:p>1/sqrt(DOF)</text:p>
          </table:table-cell>
          <table:table-cell office:value-type="string">
            <text:p>Cd error</text:p>
          </table:table-cell>
          <table:table-cell table:style-name="ce16" office:value-type="string">
            <text:p>Slope</text:p>
          </table:table-cell>
          <table:table-cell table:number-columns-repeated="3"/>
          <table:table-cell office:value-type="string">
            <text:p>p1_cut1</text:p>
          </table:table-cell>
          <table:table-cell table:number-columns-repeated="17"/>
        </table:table-row>
        <table:table-row table:style-name="ro2">
          <table:table-cell office:value-type="float" office:value="552">
            <text:p>552</text:p>
          </table:table-cell>
          <table:table-cell table:style-name="ce5"/>
          <table:table-cell table:formula="of:=1/SQRT([.A83])" office:value-type="float" office:value="0.0425628265379374">
            <text:p>0.0425628265</text:p>
          </table:table-cell>
          <table:table-cell table:style-name="ce5" table:formula="of:=ABS([.B83]-[.$K$37])" office:value-type="float" office:value="0.12189652347063">
            <text:p>1.22E-001</text:p>
          </table:table-cell>
          <table:table-cell table:style-name="ce17"/>
          <table:table-cell table:number-columns-repeated="3"/>
          <table:table-cell office:value-type="float" office:value="0.1970043729">
            <text:p>0.1970043729</text:p>
          </table:table-cell>
          <table:table-cell table:number-columns-repeated="17"/>
        </table:table-row>
        <table:table-row table:style-name="ro2">
          <table:table-cell office:value-type="float" office:value="2128">
            <text:p>2128</text:p>
          </table:table-cell>
          <table:table-cell table:style-name="ce5"/>
          <table:table-cell table:formula="of:=1/SQRT([.A84])" office:value-type="float" office:value="0.021677749238103">
            <text:p>0.0216777492</text:p>
          </table:table-cell>
          <table:table-cell table:style-name="ce5" table:formula="of:=ABS([.B84]-[.$K$37])" office:value-type="float" office:value="0.12189652347063">
            <text:p>1.22E-001</text:p>
          </table:table-cell>
          <table:table-cell table:style-name="ce17" table:formula="of:=(LOG([.D84])-LOG([.D83]))/(LOG([.C84])-LOG([.C83]))" office:value-type="float" office:value="-0">
            <text:p>0.0</text:p>
          </table:table-cell>
          <table:table-cell table:number-columns-repeated="3"/>
          <table:table-cell office:value-type="float" office:value="0.1596091875">
            <text:p>0.1596091875</text:p>
          </table:table-cell>
          <table:table-cell table:number-columns-repeated="17"/>
        </table:table-row>
        <table:table-row table:style-name="ro2">
          <table:table-cell office:value-type="float" office:value="8352">
            <text:p>8352</text:p>
          </table:table-cell>
          <table:table-cell table:style-name="ce5"/>
          <table:table-cell table:formula="of:=1/SQRT([.A85])" office:value-type="float" office:value="0.0109422027383102">
            <text:p>0.0109422027</text:p>
          </table:table-cell>
          <table:table-cell table:style-name="ce5" table:formula="of:=ABS([.B85]-[.$K$37])" office:value-type="float" office:value="0.12189652347063">
            <text:p>1.22E-001</text:p>
          </table:table-cell>
          <table:table-cell table:style-name="ce17" table:formula="of:=(LOG([.D85])-LOG([.D84]))/(LOG([.C85])-LOG([.C84]))" office:value-type="float" office:value="-0">
            <text:p>0.0</text:p>
          </table:table-cell>
          <table:table-cell table:number-columns-repeated="3"/>
          <table:table-cell office:value-type="float" office:value="0.1370491893">
            <text:p>0.1370491893</text:p>
          </table:table-cell>
          <table:table-cell table:number-columns-repeated="17"/>
        </table:table-row>
        <table:table-row table:style-name="ro2">
          <table:table-cell office:value-type="float" office:value="33088">
            <text:p>33088</text:p>
          </table:table-cell>
          <table:table-cell table:style-name="ce5"/>
          <table:table-cell table:formula="of:=1/SQRT([.A86])" office:value-type="float" office:value="0.00549749371416928">
            <text:p>0.0054974937</text:p>
          </table:table-cell>
          <table:table-cell table:style-name="ce5" table:formula="of:=ABS([.B86]-[.$K$37])" office:value-type="float" office:value="0.12189652347063">
            <text:p>1.22E-001</text:p>
          </table:table-cell>
          <table:table-cell table:style-name="ce17" table:formula="of:=(LOG([.D86])-LOG([.D85]))/(LOG([.C86])-LOG([.C85]))" office:value-type="float" office:value="-0">
            <text:p>0.0</text:p>
          </table:table-cell>
          <table:table-cell table:number-columns-repeated="3"/>
          <table:table-cell office:value-type="float" office:value="0.1279716768">
            <text:p>0.1279716768</text:p>
          </table:table-cell>
          <table:table-cell table:number-columns-repeated="17"/>
        </table:table-row>
        <table:table-row table:style-name="ro2">
          <table:table-cell office:value-type="float" office:value="131712">
            <text:p>131712</text:p>
          </table:table-cell>
          <table:table-cell table:style-name="ce5"/>
          <table:table-cell table:formula="of:=1/SQRT([.A87])" office:value-type="float" office:value="0.00275541696360878">
            <text:p>0.002755417</text:p>
          </table:table-cell>
          <table:table-cell table:style-name="ce5" table:formula="of:=ABS([.B87]-[.$K$37])" office:value-type="float" office:value="0.12189652347063">
            <text:p>1.22E-001</text:p>
          </table:table-cell>
          <table:table-cell table:style-name="ce17" table:formula="of:=(LOG([.D87])-LOG([.D86]))/(LOG([.C87])-LOG([.C86]))" office:value-type="float" office:value="-0">
            <text:p>0.0</text:p>
          </table:table-cell>
          <table:table-cell table:number-columns-repeated="3"/>
          <table:table-cell office:value-type="float" office:value="0.1246649915">
            <text:p>0.124664991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UPG P2</text:p>
          </table:table-cell>
          <table:table-cell table:number-columns-repeated="25"/>
        </table:table-row>
        <table:table-row table:style-name="ro1">
          <table:table-cell office:value-type="string">
            <text:p>N</text:p>
          </table:table-cell>
          <table:table-cell office:value-type="string">
            <text:p>Cd</text:p>
          </table:table-cell>
          <table:table-cell office:value-type="string">
            <text:p>1/sqrt(DOF)</text:p>
          </table:table-cell>
          <table:table-cell office:value-type="string">
            <text:p>Cd error</text:p>
          </table:table-cell>
          <table:table-cell table:style-name="ce16" office:value-type="string">
            <text:p>Slope</text:p>
          </table:table-cell>
          <table:table-cell table:number-columns-repeated="3"/>
          <table:table-cell office:value-type="string">
            <text:p>p2_cut1 </text:p>
          </table:table-cell>
          <table:table-cell table:number-columns-repeated="17"/>
        </table:table-row>
        <table:table-row table:style-name="ro2">
          <table:table-cell office:value-type="float" office:value="2128">
            <text:p>2128</text:p>
          </table:table-cell>
          <table:table-cell table:style-name="ce5"/>
          <table:table-cell table:formula="of:=1/SQRT([.A91])" office:value-type="float" office:value="0.021677749238103">
            <text:p>0.0216777492</text:p>
          </table:table-cell>
          <table:table-cell table:style-name="ce5" table:formula="of:=ABS([.B91]-[.$K$37])" office:value-type="float" office:value="0.12189652347063">
            <text:p>1.22E-001</text:p>
          </table:table-cell>
          <table:table-cell table:style-name="ce17"/>
          <table:table-cell table:number-columns-repeated="3"/>
          <table:table-cell office:value-type="float" office:value="0.1289629887">
            <text:p>0.1289629887</text:p>
          </table:table-cell>
          <table:table-cell table:number-columns-repeated="17"/>
        </table:table-row>
        <table:table-row table:style-name="ro2">
          <table:table-cell office:value-type="float" office:value="8352">
            <text:p>8352</text:p>
          </table:table-cell>
          <table:table-cell table:style-name="ce5"/>
          <table:table-cell table:formula="of:=1/SQRT([.A92])" office:value-type="float" office:value="0.0109422027383102">
            <text:p>0.0109422027</text:p>
          </table:table-cell>
          <table:table-cell table:style-name="ce5" table:formula="of:=ABS([.B92]-[.$K$37])" office:value-type="float" office:value="0.12189652347063">
            <text:p>1.22E-001</text:p>
          </table:table-cell>
          <table:table-cell table:style-name="ce17" table:formula="of:=(LOG([.D92])-LOG([.D91]))/(LOG([.C92])-LOG([.C91]))" office:value-type="float" office:value="-0">
            <text:p>0.0</text:p>
          </table:table-cell>
          <table:table-cell table:number-columns-repeated="3"/>
          <table:table-cell office:value-type="float" office:value="0.1237403874">
            <text:p>0.1237403874</text:p>
          </table:table-cell>
          <table:table-cell table:number-columns-repeated="17"/>
        </table:table-row>
        <table:table-row table:style-name="ro2">
          <table:table-cell office:value-type="float" office:value="33088">
            <text:p>33088</text:p>
          </table:table-cell>
          <table:table-cell table:style-name="ce5"/>
          <table:table-cell table:formula="of:=1/SQRT([.A93])" office:value-type="float" office:value="0.00549749371416928">
            <text:p>0.0054974937</text:p>
          </table:table-cell>
          <table:table-cell table:style-name="ce5" table:formula="of:=ABS([.B93]-[.$K$37])" office:value-type="float" office:value="0.12189652347063">
            <text:p>1.22E-001</text:p>
          </table:table-cell>
          <table:table-cell table:style-name="ce17" table:formula="of:=(LOG([.D93])-LOG([.D92]))/(LOG([.C93])-LOG([.C92]))" office:value-type="float" office:value="-0">
            <text:p>0.0</text:p>
          </table:table-cell>
          <table:table-cell table:number-columns-repeated="3"/>
          <table:table-cell office:value-type="float" office:value="0.1219369327">
            <text:p>0.1219369327</text:p>
          </table:table-cell>
          <table:table-cell table:number-columns-repeated="17"/>
        </table:table-row>
        <table:table-row table:style-name="ro2">
          <table:table-cell office:value-type="float" office:value="131712">
            <text:p>131712</text:p>
          </table:table-cell>
          <table:table-cell table:style-name="ce5"/>
          <table:table-cell table:formula="of:=1/SQRT([.A94])" office:value-type="float" office:value="0.00275541696360878">
            <text:p>0.002755417</text:p>
          </table:table-cell>
          <table:table-cell table:style-name="ce5" table:formula="of:=ABS([.B94]-[.$K$37])" office:value-type="float" office:value="0.12189652347063">
            <text:p>1.22E-001</text:p>
          </table:table-cell>
          <table:table-cell table:style-name="ce17" table:formula="of:=(LOG([.D94])-LOG([.D93]))/(LOG([.C94])-LOG([.C93]))" office:value-type="float" office:value="-0">
            <text:p>0.0</text:p>
          </table:table-cell>
          <table:table-cell table:number-columns-repeated="3"/>
          <table:table-cell office:value-type="float" office:value="0.1218305087">
            <text:p>0.1218305087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2">
          <table:table-cell office:value-type="string">
            <text:p>SUPG P3</text:p>
          </table:table-cell>
          <table:table-cell table:number-columns-repeated="25"/>
        </table:table-row>
        <table:table-row table:style-name="ro3">
          <table:table-cell office:value-type="string">
            <text:p>N</text:p>
          </table:table-cell>
          <table:table-cell office:value-type="string">
            <text:p>Cd</text:p>
          </table:table-cell>
          <table:table-cell office:value-type="string">
            <text:p>1/sqrt(DOF)</text:p>
          </table:table-cell>
          <table:table-cell office:value-type="string">
            <text:p>Cd error</text:p>
          </table:table-cell>
          <table:table-cell table:style-name="ce16" office:value-type="string">
            <text:p>Slope</text:p>
          </table:table-cell>
          <table:table-cell table:number-columns-repeated="3"/>
          <table:table-cell office:value-type="string">
            <text:p>p2_cut1 </text:p>
          </table:table-cell>
          <table:table-cell table:number-columns-repeated="17"/>
        </table:table-row>
        <table:table-row table:style-name="ro2">
          <table:table-cell office:value-type="float" office:value="4728">
            <text:p>4728</text:p>
          </table:table-cell>
          <table:table-cell table:style-name="ce5"/>
          <table:table-cell table:formula="of:=1/SQRT([.A98])" office:value-type="float" office:value="0.0145432431790788">
            <text:p>0.0145432432</text:p>
          </table:table-cell>
          <table:table-cell table:style-name="ce5" table:formula="of:=ABS([.B98]-[.$K$37])" office:value-type="float" office:value="0.12189652347063">
            <text:p>1.22E-001</text:p>
          </table:table-cell>
          <table:table-cell table:style-name="ce17"/>
          <table:table-cell table:number-columns-repeated="3"/>
          <table:table-cell office:value-type="float" office:value="0.1289629887">
            <text:p>0.1289629887</text:p>
          </table:table-cell>
          <table:table-cell table:number-columns-repeated="17"/>
        </table:table-row>
        <table:table-row table:style-name="ro2">
          <table:table-cell office:value-type="float" office:value="18672">
            <text:p>18672</text:p>
          </table:table-cell>
          <table:table-cell table:style-name="ce5"/>
          <table:table-cell table:formula="of:=1/SQRT([.A99])" office:value-type="float" office:value="0.00731820516389834">
            <text:p>0.0073182052</text:p>
          </table:table-cell>
          <table:table-cell table:style-name="ce5" table:formula="of:=ABS([.B99]-[.$K$37])" office:value-type="float" office:value="0.12189652347063">
            <text:p>1.22E-001</text:p>
          </table:table-cell>
          <table:table-cell table:style-name="ce17" table:formula="of:=(LOG([.D99])-LOG([.D98]))/(LOG([.C99])-LOG([.C98]))" office:value-type="float" office:value="-0">
            <text:p>0.0</text:p>
          </table:table-cell>
          <table:table-cell table:number-columns-repeated="3"/>
          <table:table-cell office:value-type="float" office:value="0.1237403874">
            <text:p>0.1237403874</text:p>
          </table:table-cell>
          <table:table-cell table:number-columns-repeated="17"/>
        </table:table-row>
        <table:table-row table:style-name="ro2">
          <table:table-cell office:value-type="float" office:value="74208">
            <text:p>74208</text:p>
          </table:table-cell>
          <table:table-cell table:style-name="ce5"/>
          <table:table-cell table:formula="of:=1/SQRT([.A100])" office:value-type="float" office:value="0.00367091760327327">
            <text:p>0.0036709176</text:p>
          </table:table-cell>
          <table:table-cell table:style-name="ce5" table:formula="of:=ABS([.B100]-[.$K$37])" office:value-type="float" office:value="0.12189652347063">
            <text:p>1.22E-001</text:p>
          </table:table-cell>
          <table:table-cell table:style-name="ce17" table:formula="of:=(LOG([.D100])-LOG([.D99]))/(LOG([.C100])-LOG([.C99]))" office:value-type="float" office:value="-0">
            <text:p>0.0</text:p>
          </table:table-cell>
          <table:table-cell table:number-columns-repeated="3"/>
          <table:table-cell office:value-type="float" office:value="0.1219369327">
            <text:p>0.1219369327</text:p>
          </table:table-cell>
          <table:table-cell table:number-columns-repeated="17"/>
        </table:table-row>
        <table:table-row table:style-name="ro2">
          <table:table-cell office:value-type="float" office:value="295872">
            <text:p>295872</text:p>
          </table:table-cell>
          <table:table-cell table:style-name="ce5"/>
          <table:table-cell table:formula="of:=1/SQRT([.A101])" office:value-type="float" office:value="0.00183843409748103">
            <text:p>0.0018384341</text:p>
          </table:table-cell>
          <table:table-cell table:style-name="ce5" table:formula="of:=ABS([.B101]-[.$K$37])" office:value-type="float" office:value="0.12189652347063">
            <text:p>1.22E-001</text:p>
          </table:table-cell>
          <table:table-cell table:style-name="ce17" table:formula="of:=(LOG([.D101])-LOG([.D100]))/(LOG([.C101])-LOG([.C100]))" office:value-type="float" office:value="-0">
            <text:p>0.0</text:p>
          </table:table-cell>
          <table:table-cell table:number-columns-repeated="3"/>
          <table:table-cell office:value-type="float" office:value="0.1218305087">
            <text:p>0.1218305087</text:p>
          </table:table-cell>
          <table:table-cell table:number-columns-repeated="17"/>
        </table:table-row>
        <table:table-row table:style-name="ro2">
          <table:table-cell table:number-columns-repeated="26"/>
        </table:table-row>
        <table:table-row table:style-name="ro1">
          <table:table-cell office:value-type="string">
            <text:p>DG P1 Q1</text:p>
          </table:table-cell>
          <table:table-cell table:number-columns-repeated="25"/>
        </table:table-row>
        <table:table-row table:style-name="ro1">
          <table:table-cell office:value-type="string">
            <text:p>N</text:p>
          </table:table-cell>
          <table:table-cell office:value-type="string">
            <text:p>Cd</text:p>
          </table:table-cell>
          <table:table-cell office:value-type="string">
            <text:p>1/sqrt(DOF)</text:p>
          </table:table-cell>
          <table:table-cell office:value-type="string">
            <text:p>Cd error</text:p>
          </table:table-cell>
          <table:table-cell table:style-name="ce16" office:value-type="string">
            <text:p>Slope</text:p>
          </table:table-cell>
          <table:table-cell table:number-columns-repeated="3"/>
          <table:table-cell office:value-type="string">
            <text:p>Cd/2</text:p>
          </table:table-cell>
          <table:table-cell table:number-columns-repeated="17"/>
        </table:table-row>
        <table:table-row table:style-name="ro2">
          <table:table-cell table:formula="of:=[.A6]" office:value-type="float" office:value="3072">
            <text:p>3072</text:p>
          </table:table-cell>
          <table:table-cell/>
          <table:table-cell table:formula="of:=1/SQRT([.A105])" office:value-type="float" office:value="0.0180421959121758">
            <text:p>0.0180421959</text:p>
          </table:table-cell>
          <table:table-cell table:style-name="ce5" table:formula="of:=ABS([.B105]-[.$K$37])" office:value-type="float" office:value="0.12189652347063">
            <text:p>1.22E-001</text:p>
          </table:table-cell>
          <table:table-cell table:style-name="ce17"/>
          <table:table-cell table:number-columns-repeated="2"/>
          <table:table-cell table:style-name="ce7" office:value-type="string">
            <text:p>ref0</text:p>
          </table:table-cell>
          <table:table-cell table:style-name="ce5" office:value-type="float" office:value="0.0697336143611902">
            <text:p>6.97E-002</text:p>
          </table:table-cell>
          <table:table-cell table:number-columns-repeated="17"/>
        </table:table-row>
        <table:table-row table:style-name="ro2">
          <table:table-cell table:formula="of:=[.A7]" office:value-type="float" office:value="12288">
            <text:p>12288</text:p>
          </table:table-cell>
          <table:table-cell/>
          <table:table-cell table:formula="of:=1/SQRT([.A106])" office:value-type="float" office:value="0.0090210979560879">
            <text:p>0.009021098</text:p>
          </table:table-cell>
          <table:table-cell table:style-name="ce5" table:formula="of:=ABS([.B106]-[.$K$37])" office:value-type="float" office:value="0.12189652347063">
            <text:p>1.22E-001</text:p>
          </table:table-cell>
          <table:table-cell table:style-name="ce17" table:formula="of:=(LOG([.D106])-LOG([.D105]))/(LOG([.C106])-LOG([.C105]))" office:value-type="float" office:value="-0">
            <text:p>0.0</text:p>
          </table:table-cell>
          <table:table-cell table:number-columns-repeated="2"/>
          <table:table-cell table:style-name="ce7" office:value-type="string">
            <text:p>ref1</text:p>
          </table:table-cell>
          <table:table-cell table:style-name="ce5" office:value-type="float" office:value="0.0636711440973989">
            <text:p>6.37E-002</text:p>
          </table:table-cell>
          <table:table-cell table:number-columns-repeated="17"/>
        </table:table-row>
        <table:table-row table:style-name="ro2">
          <table:table-cell table:formula="of:=[.A8]" office:value-type="float" office:value="49152">
            <text:p>49152</text:p>
          </table:table-cell>
          <table:table-cell/>
          <table:table-cell table:formula="of:=1/SQRT([.A107])" office:value-type="float" office:value="0.00451054897804395">
            <text:p>0.004510549</text:p>
          </table:table-cell>
          <table:table-cell table:style-name="ce5" table:formula="of:=ABS([.B107]-[.$K$37])" office:value-type="float" office:value="0.12189652347063">
            <text:p>1.22E-001</text:p>
          </table:table-cell>
          <table:table-cell table:style-name="ce17" table:formula="of:=(LOG([.D107])-LOG([.D106]))/(LOG([.C107])-LOG([.C106]))" office:value-type="float" office:value="-0">
            <text:p>0.0</text:p>
          </table:table-cell>
          <table:table-cell table:number-columns-repeated="2"/>
          <table:table-cell table:style-name="ce7" office:value-type="string">
            <text:p>ref2</text:p>
          </table:table-cell>
          <table:table-cell table:style-name="ce5" office:value-type="float" office:value="0.0615387691323512">
            <text:p>6.15E-002</text:p>
          </table:table-cell>
          <table:table-cell table:number-columns-repeated="17"/>
        </table:table-row>
        <table:table-row table:style-name="ro2">
          <table:table-cell table:formula="of:=[.A9]" office:value-type="float" office:value="196608">
            <text:p>196608</text:p>
          </table:table-cell>
          <table:table-cell/>
          <table:table-cell table:formula="of:=1/SQRT([.A108])" office:value-type="float" office:value="0.00225527448902198">
            <text:p>0.0022552745</text:p>
          </table:table-cell>
          <table:table-cell table:style-name="ce5" table:formula="of:=ABS([.B108]-[.$K$37])" office:value-type="float" office:value="0.12189652347063">
            <text:p>1.22E-001</text:p>
          </table:table-cell>
          <table:table-cell table:style-name="ce17" table:formula="of:=(LOG([.D108])-LOG([.D107]))/(LOG([.C108])-LOG([.C107]))" office:value-type="float" office:value="-0">
            <text:p>0.0</text:p>
          </table:table-cell>
          <table:table-cell table:number-columns-repeated="2"/>
          <table:table-cell table:style-name="ce7" office:value-type="string">
            <text:p>ref3</text:p>
          </table:table-cell>
          <table:table-cell table:style-name="ce5" office:value-type="float" office:value="0.0610726912167304">
            <text:p>6.11E-002</text:p>
          </table:table-cell>
          <table:table-cell table:number-columns-repeated="17"/>
        </table:table-row>
        <table:table-row table:style-name="ro2">
          <table:table-cell table:formula="of:=[.A10]" office:value-type="float" office:value="786432">
            <text:p>786432</text:p>
          </table:table-cell>
          <table:table-cell/>
          <table:table-cell table:formula="of:=1/SQRT([.A109])" office:value-type="float" office:value="0.00112763724451099">
            <text:p>0.0011276372</text:p>
          </table:table-cell>
          <table:table-cell table:style-name="ce5" table:formula="of:=ABS([.B109]-[.$K$37])" office:value-type="float" office:value="0.12189652347063">
            <text:p>1.22E-001</text:p>
          </table:table-cell>
          <table:table-cell table:style-name="ce17" table:formula="of:=(LOG([.D109])-LOG([.D108]))/(LOG([.C109])-LOG([.C108]))" office:value-type="float" office:value="-0">
            <text:p>0.0</text:p>
          </table:table-cell>
          <table:table-cell table:number-columns-repeated="2"/>
          <table:table-cell table:style-name="ce7" office:value-type="string">
            <text:p>ref4</text:p>
          </table:table-cell>
          <table:table-cell table:style-name="ce5" office:value-type="float" office:value="0.060977201772742">
            <text:p>6.10E-002</text:p>
          </table:table-cell>
          <table:table-cell table:number-columns-repeated="17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ce17"/>
          <table:table-cell table:number-columns-repeated="2"/>
          <table:table-cell table:style-name="ce7" office:value-type="string">
            <text:p>ref5</text:p>
          </table:table-cell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number:number-style style:name="N122">
      <number:number number:decimal-places="1" number:min-integer-digits="1"/>
    </number:number-style>
    <number:number-style style:name="N123">
      <number:scientific-number number:decimal-places="14" number:min-integer-digits="1" number:min-exponent-digits="3"/>
    </number:number-style>
    <number:number-style style:name="N124">
      <number:scientific-number number:decimal-places="0" number:min-integer-digits="1" number:min-exponent-digits="2"/>
    </number:number-style>
    <number:number-style style:name="N125">
      <number:scientific-number number:decimal-places="14" number:min-integer-digits="1" number:min-exponent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5-10-22T07:39:19.35</dc:date>
    <meta:editing-duration>P25DT17H36M23S</meta:editing-duration>
    <meta:editing-cycles>141</meta:editing-cycles>
    <meta:generator>LibreOffice/3.5$Windows_x86 LibreOffice_project/3215f89-f603614-ab984f2-7348103-1225a5b</meta:generator>
    <meta:document-statistic meta:table-count="3" meta:cell-count="7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05" chart:maximum="0.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4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hourglass" chart:symbol-width="0.25cm" chart:symbol-height="0.25cm"/>
      <style:graphic-properties svg:stroke-width="0.08cm" svg:stroke-color="#0066cc" draw:fill-color="#0066cc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arrow-righ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124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legend chart:legend-position="end" svg:x="12.035cm" svg:y="1.292cm" style:legend-expansion="high" chart:style-name="ch2"/>
        <chart:plot-area chart:style-name="ch3" table:cell-range-address="Sheet1.F15:Sheet1.F18 Sheet1.C56:Sheet1.D61 Sheet1.A54:Sheet1.A54 Sheet1.A73:Sheet1.A73 Sheet1.D75:Sheet1.D78 Sheet1.A65:Sheet1.A65 Sheet1.D67:Sheet1.D70 Sheet1.A81:Sheet1.A81 Sheet1.D83:Sheet1.D87 Sheet1.A89:Sheet1.A89 Sheet1.D91:Sheet1.D94 Sheet1.A96:Sheet1.A96 Sheet1.D98:Sheet1.D101 Sheet1.A103:Sheet1.A103 Sheet1.D105:Sheet1.D110 Sheet1.B4:Sheet1.B4 Sheet1.B6:Sheet1.B11 Sheet1.F4:Sheet1.F4 Sheet1.F6:Sheet1.F11 Sheet1.B13:Sheet1.B13 Sheet1.B15:Sheet1.B20 Sheet1.F13:Sheet1.F13 Sheet1.M3:Sheet1.M3 Sheet1.O3:Sheet1.O4 Sheet1.M13:Sheet1.M13 Sheet1.O13:Sheet1.O14 Sheet1.M23:Sheet1.M23 Sheet1.O23:Sheet1.O24 Sheet1.M33:Sheet1.M33 Sheet1.O33:Sheet1.O34" chart:data-source-has-labels="both" svg:x="1.344cm" svg:y="0.975cm" svg:width="10.079cm" svg:height="8.351cm">
          <chartooo:coordinate-region svg:x="2.601cm" svg:y="1.188cm" svg:width="8.822cm" svg:height="7.465cm"/>
          <chart:axis chart:dimension="x" chart:name="primary-x" chart:style-name="ch4" chartooo:axis-type="auto">
            <chart:title svg:x="6.233cm" svg:y="9.537cm" chart:style-name="ch5">
              <text:p>h</text:p>
            </chart:title>
            <chart:categories table:cell-range-address="Sheet1.F15:Sheet1.F17"/>
          </chart:axis>
          <chart:axis chart:dimension="y" chart:name="primary-y" chart:style-name="ch6">
            <chart:title svg:x="0.451cm" svg:y="5.803cm" chart:style-name="ch7">
              <text:p>Cd error</text:p>
            </chart:title>
            <chart:grid chart:style-name="ch8" chart:class="major"/>
          </chart:axis>
          <chart:series chart:style-name="ch9" chart:values-cell-range-address="Sheet1.D56:Sheet1.D61" chart:label-cell-address="Sheet1.A54:Sheet1.A54" chart:class="chart:scatter">
            <chart:domain table:cell-range-address="Sheet1.C56:Sheet1.C61"/>
            <chart:data-point chart:repeated="6"/>
          </chart:series>
          <chart:series chart:style-name="ch10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1" chart:values-cell-range-address="Sheet1.D67:Sheet1.D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12" chart:values-cell-range-address="Sheet1.D83:Sheet1.D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13" chart:values-cell-range-address="Sheet1.D91:Sheet1.D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14" chart:values-cell-range-address="Sheet1.D98:Sheet1.D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15" chart:values-cell-range-address="Sheet1.D105:Sheet1.D110" chart:label-cell-address="Sheet1.A103:Sheet1.A103" chart:class="chart:scatter">
            <chart:domain table:cell-range-address="Sheet1.C105:Sheet1.C110"/>
            <chart:data-point chart:repeated="6"/>
          </chart:series>
          <chart:series chart:style-name="ch16" chart:values-cell-range-address="Sheet1.B6:Sheet1.B11" chart:label-cell-address="Sheet1.B4:Sheet1.B4" chart:class="chart:scatter">
            <chart:domain table:cell-range-address="Sheet1.J3:Sheet1.J8"/>
            <chart:data-point chart:repeated="6"/>
          </chart:series>
          <chart:series chart:style-name="ch17" chart:values-cell-range-address="Sheet1.F6:Sheet1.F11" chart:label-cell-address="Sheet1.F4:Sheet1.F4" chart:class="chart:scatter">
            <chart:domain table:cell-range-address="Sheet1.J13:Sheet1.J18"/>
            <chart:data-point chart:repeated="6"/>
          </chart:series>
          <chart:series chart:style-name="ch18" chart:values-cell-range-address="Sheet1.B15:Sheet1.B20" chart:label-cell-address="Sheet1.B13:Sheet1.B13" chart:class="chart:scatter">
            <chart:domain table:cell-range-address="Sheet1.J23:Sheet1.J28"/>
            <chart:data-point chart:repeated="6"/>
          </chart:series>
          <chart:series chart:style-name="ch19" chart:values-cell-range-address="Sheet1.F15:Sheet1.F18" chart:label-cell-address="Sheet1.F13:Sheet1.F13" chart:class="chart:scatter">
            <chart:domain table:cell-range-address="Sheet1.J33:Sheet1.J37"/>
            <chart:data-point chart:repeated="5"/>
          </chart:series>
          <chart:series chart:style-name="ch20" chart:values-cell-range-address="Sheet1.O3:Sheet1.O4" chart:label-cell-address="Sheet1.M3:Sheet1.M3" chart:class="chart:scatter">
            <chart:domain table:cell-range-address="Sheet1.N3:Sheet1.N4"/>
            <chart:data-point chart:repeated="2"/>
          </chart:series>
          <chart:series chart:style-name="ch20" chart:values-cell-range-address="Sheet1.O13:Sheet1.O14" chart:label-cell-address="Sheet1.M13:Sheet1.M13" chart:class="chart:scatter">
            <chart:domain table:cell-range-address="Sheet1.N13:Sheet1.N14"/>
            <chart:data-point chart:repeated="2"/>
          </chart:series>
          <chart:series chart:style-name="ch20" chart:values-cell-range-address="Sheet1.O23:Sheet1.O24" chart:label-cell-address="Sheet1.M23:Sheet1.M23" chart:class="chart:scatter">
            <chart:domain table:cell-range-address="Sheet1.N23:Sheet1.N24"/>
            <chart:data-point chart:repeated="2"/>
          </chart:series>
          <chart:series chart:style-name="ch20" chart:values-cell-range-address="Sheet1.O33:Sheet1.O34" chart:label-cell-address="Sheet1.M33:Sheet1.M33" chart:class="chart:scatter">
            <chart:domain table:cell-range-address="Sheet1.N33:Sheet1.N34"/>
            <chart:data-point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3</text:p>
                <draw:g>
                  <svg:desc>Sheet1.A96:Sheet1.A9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G P1 Q1</text:p>
                <draw:g>
                  <svg:desc>Sheet1.A103:Sheet1.A10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1</text:p>
                <draw:g>
                  <svg:desc>Sheet1.B4:Sheet1.B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2</text:p>
                <draw:g>
                  <svg:desc>Sheet1.F4:Sheet1.F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3</text:p>
                <draw:g>
                  <svg:desc>Sheet1.B13:Sheet1.B1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4</text:p>
                <draw:g>
                  <svg:desc>Sheet1.F13:Sheet1.F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float" office:value="0.00000168524249619106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6:Sheet1.C61</svg:desc>
                </draw:g>
              </table:table-cell>
              <table:table-cell office:value-type="float" office:value="0.12189652347063">
                <text:p>0.12189652347063</text:p>
                <draw:g>
                  <svg:desc>Sheet1.D56:Sheet1.D61</svg:desc>
                </draw:g>
              </table:table-cell>
              <table:table-cell office:value-type="float" office:value="0.00548144791617479">
                <text:p>0.00548144791617479</text:p>
                <draw:g>
                  <svg:desc>Sheet1.C75:Sheet1.C78</svg:desc>
                </draw:g>
              </table:table-cell>
              <table:table-cell office:value-type="float" office:value="0.12189652347063">
                <text:p>0.12189652347063</text:p>
                <draw:g>
                  <svg:desc>Sheet1.D75:Sheet1.D78</svg:desc>
                </draw:g>
              </table:table-cell>
              <table:table-cell office:value-type="float" office:value="0.00548144791617479">
                <text:p>0.00548144791617479</text:p>
                <draw:g>
                  <svg:desc>Sheet1.C67:Sheet1.C70</svg:desc>
                </draw:g>
              </table:table-cell>
              <table:table-cell office:value-type="float" office:value="0.12189652347063">
                <text:p>0.12189652347063</text:p>
                <draw:g>
                  <svg:desc>Sheet1.D67:Sheet1.D70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12189652347063">
                <text:p>0.12189652347063</text:p>
                <draw:g>
                  <svg:desc>Sheet1.D83:Sheet1.D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12189652347063">
                <text:p>0.12189652347063</text:p>
                <draw:g>
                  <svg:desc>Sheet1.D91:Sheet1.D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12189652347063">
                <text:p>0.12189652347063</text:p>
                <draw:g>
                  <svg:desc>Sheet1.D98:Sheet1.D101</svg:desc>
                </draw:g>
              </table:table-cell>
              <table:table-cell office:value-type="float" office:value="0.0180421959121758">
                <text:p>0.0180421959121758</text:p>
                <draw:g>
                  <svg:desc>Sheet1.C105:Sheet1.C110</svg:desc>
                </draw:g>
              </table:table-cell>
              <table:table-cell office:value-type="float" office:value="0.12189652347063">
                <text:p>0.12189652347063</text:p>
                <draw:g>
                  <svg:desc>Sheet1.D105:Sheet1.D110</svg:desc>
                </draw:g>
              </table:table-cell>
              <table:table-cell office:value-type="float" office:value="0.0180421959121758">
                <text:p>0.0180421959121758</text:p>
                <draw:g>
                  <svg:desc>Sheet1.J3:Sheet1.J8</svg:desc>
                </draw:g>
              </table:table-cell>
              <table:table-cell office:value-type="float" office:value="0.0198169973458514">
                <text:p>0.0198169973458514</text:p>
                <draw:g>
                  <svg:desc>Sheet1.B6:Sheet1.B11</svg:desc>
                </draw:g>
              </table:table-cell>
              <table:table-cell office:value-type="float" office:value="0.0120281306081172">
                <text:p>0.0120281306081172</text:p>
                <draw:g>
                  <svg:desc>Sheet1.J13:Sheet1.J18</svg:desc>
                </draw:g>
              </table:table-cell>
              <table:table-cell office:value-type="float" office:value="0.000299430156299393">
                <text:p>0.000299430156299393</text:p>
                <draw:g>
                  <svg:desc>Sheet1.F6:Sheet1.F11</svg:desc>
                </draw:g>
              </table:table-cell>
              <table:table-cell office:value-type="float" office:value="0.0090210979560879">
                <text:p>0.0090210979560879</text:p>
                <draw:g>
                  <svg:desc>Sheet1.J23:Sheet1.J28</svg:desc>
                </draw:g>
              </table:table-cell>
              <table:table-cell office:value-type="float" office:value="0.0000563145133927884">
                <text:p>0.0000563145133927884</text:p>
                <draw:g>
                  <svg:desc>Sheet1.B15:Sheet1.B20</svg:desc>
                </draw:g>
              </table:table-cell>
              <table:table-cell office:value-type="float" office:value="0.00721687836487032">
                <text:p>0.00721687836487032</text:p>
                <draw:g>
                  <svg:desc>Sheet1.J33:Sheet1.J37</svg:desc>
                </draw:g>
              </table:table-cell>
              <table:table-cell office:value-type="float" office:value="0.00000168524249619106">
                <text:p>0.00000168524249619106</text:p>
                <draw:g>
                  <svg:desc>Sheet1.F15:Sheet1.F18</svg:desc>
                </draw:g>
              </table:table-cell>
              <table:table-cell office:value-type="float" office:value="0.0180421959121758">
                <text:p>0.0180421959121758</text:p>
                <draw:g>
                  <svg:desc>Sheet1.N3:Sheet1.N4</svg:desc>
                </draw:g>
              </table:table-cell>
              <table:table-cell office:value-type="float" office:value="0.0198169973458514">
                <text:p>0.0198169973458514</text:p>
                <draw:g>
                  <svg:desc>Sheet1.O3:Sheet1.O4</svg:desc>
                </draw:g>
              </table:table-cell>
              <table:table-cell office:value-type="float" office:value="0.0108253175473055">
                <text:p>0.0108253175473055</text:p>
                <draw:g>
                  <svg:desc>Sheet1.N13:Sheet1.N14</svg:desc>
                </draw:g>
              </table:table-cell>
              <table:table-cell office:value-type="float" office:value="0.000299430156299393">
                <text:p>0.000299430156299393</text:p>
                <draw:g>
                  <svg:desc>Sheet1.O13:Sheet1.O14</svg:desc>
                </draw:g>
              </table:table-cell>
              <table:table-cell office:value-type="float" office:value="0.00811898816047911">
                <text:p>0.00811898816047911</text:p>
                <draw:g>
                  <svg:desc>Sheet1.N23:Sheet1.N24</svg:desc>
                </draw:g>
              </table:table-cell>
              <table:table-cell office:value-type="float" office:value="0.0000563145133927884">
                <text:p>0.0000563145133927884</text:p>
                <draw:g>
                  <svg:desc>Sheet1.O23:Sheet1.O24</svg:desc>
                </draw:g>
              </table:table-cell>
              <table:table-cell office:value-type="float" office:value="0.00757772228311384">
                <text:p>0.00757772228311384</text:p>
                <draw:g>
                  <svg:desc>Sheet1.N33:Sheet1.N34</svg:desc>
                </draw:g>
              </table:table-cell>
              <table:table-cell office:value-type="float" office:value="0.00000168524249619106">
                <text:p>0.00000168524249619106</text:p>
                <draw:g>
                  <svg:desc>Sheet1.O33:Sheet1.O34</svg:desc>
                </draw:g>
              </table:table-cell>
            </table:table-row>
            <table:table-row>
              <table:table-cell office:value-type="float" office:value="0.0000000662281592067604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275138825364415">
                <text:p>0.00275138825364415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275138825364415">
                <text:p>0.00275138825364415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90210979560879">
                <text:p>0.0090210979560879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90210979560879">
                <text:p>0.0090210979560879</text:p>
              </table:table-cell>
              <table:table-cell office:value-type="float" office:value="0.0041984965641672">
                <text:p>0.0041984965641672</text:p>
              </table:table-cell>
              <table:table-cell office:value-type="float" office:value="0.0060140653040586">
                <text:p>0.0060140653040586</text:p>
              </table:table-cell>
              <table:table-cell office:value-type="float" office:value="0.00000432190490161355">
                <text:p>0.00000432190490161355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00213656808339957">
                <text:p>0.00000213656808339957</text:p>
              </table:table-cell>
              <table:table-cell office:value-type="float" office:value="0.00360843918243516">
                <text:p>0.00360843918243516</text:p>
              </table:table-cell>
              <table:table-cell office:value-type="float" office:value="0.0000000662281592067604">
                <text:p>0.0000000662281592067604</text:p>
              </table:table-cell>
              <table:table-cell office:value-type="float" office:value="0.000563818622255494">
                <text:p>0.000563818622255494</text:p>
              </table:table-cell>
              <table:table-cell office:value-type="float" office:value="0.000019352536470558">
                <text:p>0.000019352536470558</text:p>
              </table:table-cell>
              <table:table-cell office:value-type="float" office:value="0.000338291173353296">
                <text:p>0.000338291173353296</text:p>
              </table:table-cell>
              <table:table-cell office:value-type="float" office:value="0.00000000028555884962024">
                <text:p>0.00000000028555884962024</text:p>
              </table:table-cell>
              <table:table-cell office:value-type="float" office:value="0.00101487352005989">
                <text:p>0.00101487352005989</text:p>
              </table:table-cell>
              <table:table-cell office:value-type="float" office:value="0.000000000214822820254472">
                <text:p>0.000000000214822820254472</text:p>
              </table:table-cell>
              <table:table-cell office:value-type="float" office:value="0.00189443057077846">
                <text:p>0.00189443057077846</text:p>
              </table:table-cell>
              <table:table-cell office:value-type="float" office:value="0.0000000000257147597685404">
                <text:p>0.0000000000257147597685404</text:p>
              </table:table-cell>
            </table:table-row>
            <table:table-row>
              <table:table-cell office:value-type="float" office:value="0.000000172042304000253">
                <text:p>0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137837579178664">
                <text:p>0.00137837579178664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137837579178664">
                <text:p>0.00137837579178664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645548413406402">
                <text:p>0.000645548413406402</text:p>
              </table:table-cell>
              <table:table-cell office:value-type="float" office:value="0.0030070326520293">
                <text:p>0.0030070326520293</text:p>
              </table:table-cell>
              <table:table-cell office:value-type="float" office:value="0.000000861895091200382">
                <text:p>0.000000861895091200382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000190949780209948">
                <text:p>0.000000190949780209948</text:p>
              </table:table-cell>
              <table:table-cell office:value-type="float" office:value="0.00180421959121758">
                <text:p>0.00180421959121758</text:p>
              </table:table-cell>
              <table:table-cell office:value-type="float" office:value="0.000000172042304000253">
                <text:p>0.00000017204230400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55242717280199">
                <text:p>0.0055242717280199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0689860274328339">
                <text:p>0.000689860274328339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0689860274328339">
                <text:p>0.000689860274328339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109824650853005">
                <text:p>0.000109824650853005</text:p>
              </table:table-cell>
              <table:table-cell office:value-type="float" office:value="0.00150351632601465">
                <text:p>0.00150351632601465</text:p>
              </table:table-cell>
              <table:table-cell office:value-type="float" office:value="0.000000141668764205849">
                <text:p>0.000000141668764205849</text:p>
              </table:table-cell>
              <table:table-cell office:value-type="float" office:value="0.00112763724451099">
                <text:p>0.00112763724451099</text:p>
              </table:table-cell>
              <table:table-cell office:value-type="float" office:value="0.000000163472011399657">
                <text:p>0.000000163472011399657</text:p>
              </table:table-cell>
              <table:table-cell office:value-type="float" office:value="0.00090210979560879">
                <text:p>0.00090210979560879</text:p>
              </table:table-cell>
              <table:table-cell office:value-type="float" office:value="0.000000114761996405921">
                <text:p>0.00000011476199640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2763724451099">
                <text:p>0.00112763724451099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0.00112763724451099">
                <text:p>0.00112763724451099</text:p>
              </table:table-cell>
              <table:table-cell office:value-type="float" office:value="0.0000204568142789935">
                <text:p>0.0000204568142789935</text:p>
              </table:table-cell>
              <table:table-cell office:value-type="float" office:value="0.000751758163007325">
                <text:p>0.000751758163007325</text:p>
              </table:table-cell>
              <table:table-cell office:value-type="float" office:value="0.000000155178062788419">
                <text:p>0.000000155178062788419</text:p>
              </table:table-cell>
              <table:table-cell office:value-type="float" office:value="0.000563818622255494">
                <text:p>0.000563818622255494</text:p>
              </table:table-cell>
              <table:table-cell office:value-type="float" office:value="0.0000000861005131913561">
                <text:p>0.0000000861005131913561</text:p>
              </table:table-cell>
              <table:table-cell office:value-type="float" office:value="0.000451054897804395">
                <text:p>0.00045105489780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12189652347063">
                <text:p>0.1218965234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63818622255494">
                <text:p>0.000563818622255494</text:p>
              </table:table-cell>
              <table:table-cell office:value-type="float" office:value="NaN">
                <text:p>NaN</text:p>
              </table:table-cell>
              <table:table-cell office:value-type="float" office:value="0.000375879081503663">
                <text:p>0.000375879081503663</text:p>
              </table:table-cell>
              <table:table-cell office:value-type="float" office:value="NaN">
                <text:p>NaN</text:p>
              </table:table-cell>
              <table:table-cell office:value-type="float" office:value="0.000281909311127747">
                <text:p>0.000281909311127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04" chart:maximum="0.0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121898" chart:maximum="0.1219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circl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legend chart:legend-position="end" svg:x="12.035cm" svg:y="2.602cm" style:legend-expansion="high" chart:style-name="ch2"/>
        <chart:plot-area chart:style-name="ch3" table:cell-range-address="Sheet1.F15:Sheet1.F17 Sheet1.B56:Sheet1.C61 Sheet1.A54:Sheet1.A54 Sheet1.A73:Sheet1.A73 Sheet1.B75:Sheet1.B78 Sheet1.A65:Sheet1.A65 Sheet1.B67:Sheet1.B70 Sheet1.A81:Sheet1.A81 Sheet1.B83:Sheet1.B87 Sheet1.A89:Sheet1.A89 Sheet1.B91:Sheet1.B94 Sheet1.A96:Sheet1.A96 Sheet1.B98:Sheet1.B101 Sheet1.B4:Sheet1.B4 Sheet1.K3:Sheet1.K7 Sheet1.F4:Sheet1.F4 Sheet1.K13:Sheet1.K17 Sheet1.B13:Sheet1.B13 Sheet1.K23:Sheet1.K27 Sheet1.F13:Sheet1.F13 Sheet1.K33:Sheet1.K37" chart:data-source-has-labels="both" svg:x="1.344cm" svg:y="0.975cm" svg:width="10.079cm" svg:height="8.351cm">
          <chartooo:coordinate-region svg:x="3.183cm" svg:y="1.187cm" svg:width="8.24cm" svg:height="7.466cm"/>
          <chart:axis chart:dimension="x" chart:name="primary-x" chart:style-name="ch4" chartooo:axis-type="auto">
            <chart:title svg:x="6.233cm" svg:y="9.537cm" chart:style-name="ch5">
              <text:p>h</text:p>
            </chart:title>
            <chart:categories table:cell-range-address="Sheet1.F15:Sheet1.F17"/>
          </chart:axis>
          <chart:axis chart:dimension="y" chart:name="primary-y" chart:style-name="ch6">
            <chart:title svg:x="0.451cm" svg:y="5.419cm" chart:style-name="ch7">
              <text:p>Cd</text:p>
            </chart:title>
            <chart:grid chart:style-name="ch8" chart:class="major"/>
          </chart:axis>
          <chart:series chart:style-name="ch9" chart:values-cell-range-address="Sheet1.B56:Sheet1.B61" chart:label-cell-address="Sheet1.A54:Sheet1.A54" chart:class="chart:scatter">
            <chart:domain table:cell-range-address="Sheet1.C56:Sheet1.C61"/>
            <chart:data-point chart:repeated="6"/>
          </chart:series>
          <chart:series chart:style-name="ch10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1" chart:values-cell-range-address="Sheet1.B67:Sheet1.B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12" chart:values-cell-range-address="Sheet1.B83:Sheet1.B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13" chart:values-cell-range-address="Sheet1.B91:Sheet1.B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14" chart:values-cell-range-address="Sheet1.B98:Sheet1.B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15" chart:values-cell-range-address="Sheet1.K3:Sheet1.K7" chart:label-cell-address="Sheet1.B4:Sheet1.B4" chart:class="chart:scatter">
            <chart:domain table:cell-range-address="Sheet1.J3:Sheet1.J8"/>
            <chart:data-point chart:repeated="6"/>
          </chart:series>
          <chart:series chart:style-name="ch16" chart:values-cell-range-address="Sheet1.K13:Sheet1.K17" chart:label-cell-address="Sheet1.F4:Sheet1.F4" chart:class="chart:scatter">
            <chart:domain table:cell-range-address="Sheet1.J13:Sheet1.J18"/>
            <chart:data-point chart:repeated="6"/>
          </chart:series>
          <chart:series chart:style-name="ch17" chart:values-cell-range-address="Sheet1.K23:Sheet1.K27" chart:label-cell-address="Sheet1.B13:Sheet1.B13" chart:class="chart:scatter">
            <chart:domain table:cell-range-address="Sheet1.J23:Sheet1.J28"/>
            <chart:data-point chart:repeated="6"/>
          </chart:series>
          <chart:series chart:style-name="ch18" chart:values-cell-range-address="Sheet1.K33:Sheet1.K37" chart:label-cell-address="Sheet1.F13:Sheet1.F13" chart:class="chart:scatter">
            <chart:domain table:cell-range-address="Sheet1.J33:Sheet1.J37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3</text:p>
                <draw:g>
                  <svg:desc>Sheet1.A96:Sheet1.A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1</text:p>
                <draw:g>
                  <svg:desc>Sheet1.B4:Sheet1.B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2</text:p>
                <draw:g>
                  <svg:desc>Sheet1.F4:Sheet1.F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3</text:p>
                <draw:g>
                  <svg:desc>Sheet1.B13:Sheet1.B1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4</text:p>
                <draw:g>
                  <svg:desc>Sheet1.F13:Sheet1.F13</svg:desc>
                </draw:g>
              </table:table-cell>
            </table:table-row>
          </table:table-header-rows>
          <table:table-rows>
            <table:table-row>
              <table:table-cell office:value-type="float" office:value="0.00000168524249619106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6:Sheet1.C61</svg:desc>
                </draw:g>
              </table:table-cell>
              <table:table-cell office:value-type="float" office:value="NaN">
                <text:p>NaN</text:p>
                <draw:g>
                  <svg:desc>Sheet1.B56:Sheet1.B61</svg:desc>
                </draw:g>
              </table:table-cell>
              <table:table-cell office:value-type="float" office:value="0.00548144791617479">
                <text:p>0.00548144791617479</text:p>
                <draw:g>
                  <svg:desc>Sheet1.C75:Sheet1.C78</svg:desc>
                </draw:g>
              </table:table-cell>
              <table:table-cell office:value-type="float" office:value="NaN">
                <text:p>NaN</text:p>
                <draw:g>
                  <svg:desc>Sheet1.B75:Sheet1.B78</svg:desc>
                </draw:g>
              </table:table-cell>
              <table:table-cell office:value-type="float" office:value="0.00548144791617479">
                <text:p>0.00548144791617479</text:p>
                <draw:g>
                  <svg:desc>Sheet1.C67:Sheet1.C70</svg:desc>
                </draw:g>
              </table:table-cell>
              <table:table-cell office:value-type="float" office:value="NaN">
                <text:p>NaN</text:p>
                <draw:g>
                  <svg:desc>Sheet1.B67:Sheet1.B70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NaN">
                <text:p>NaN</text:p>
                <draw:g>
                  <svg:desc>Sheet1.B83:Sheet1.B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NaN">
                <text:p>NaN</text:p>
                <draw:g>
                  <svg:desc>Sheet1.B91:Sheet1.B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NaN">
                <text:p>NaN</text:p>
                <draw:g>
                  <svg:desc>Sheet1.B98:Sheet1.B101</svg:desc>
                </draw:g>
              </table:table-cell>
              <table:table-cell office:value-type="float" office:value="0.0180421959121758">
                <text:p>0.0180421959121758</text:p>
                <draw:g>
                  <svg:desc>Sheet1.J3:Sheet1.J8</svg:desc>
                </draw:g>
              </table:table-cell>
              <table:table-cell office:value-type="float" office:value="0.141713520816481">
                <text:p>0.141713520816481</text:p>
                <draw:g>
                  <svg:desc>Sheet1.K3:Sheet1.K7</svg:desc>
                </draw:g>
              </table:table-cell>
              <table:table-cell office:value-type="float" office:value="0.0120281306081172">
                <text:p>0.0120281306081172</text:p>
                <draw:g>
                  <svg:desc>Sheet1.J13:Sheet1.J18</svg:desc>
                </draw:g>
              </table:table-cell>
              <table:table-cell office:value-type="float" office:value="0.122195953626929">
                <text:p>0.122195953626929</text:p>
                <draw:g>
                  <svg:desc>Sheet1.K13:Sheet1.K17</svg:desc>
                </draw:g>
              </table:table-cell>
              <table:table-cell office:value-type="float" office:value="0.0090210979560879">
                <text:p>0.0090210979560879</text:p>
                <draw:g>
                  <svg:desc>Sheet1.J23:Sheet1.J28</svg:desc>
                </draw:g>
              </table:table-cell>
              <table:table-cell office:value-type="float" office:value="0.121952837984023">
                <text:p>0.121952837984023</text:p>
                <draw:g>
                  <svg:desc>Sheet1.K23:Sheet1.K27</svg:desc>
                </draw:g>
              </table:table-cell>
              <table:table-cell office:value-type="float" office:value="0.00721687836487032">
                <text:p>0.00721687836487032</text:p>
                <draw:g>
                  <svg:desc>Sheet1.J33:Sheet1.J37</svg:desc>
                </draw:g>
              </table:table-cell>
              <table:table-cell office:value-type="float" office:value="0.121898208713126">
                <text:p>0.121898208713126</text:p>
                <draw:g>
                  <svg:desc>Sheet1.K33:Sheet1.K37</svg:desc>
                </draw:g>
              </table:table-cell>
            </table:table-row>
            <table:table-row>
              <table:table-cell office:value-type="float" office:value="0.0000000662281592067604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NaN">
                <text:p>NaN</text:p>
              </table:table-cell>
              <table:table-cell office:value-type="float" office:value="0.00275138825364415">
                <text:p>0.00275138825364415</text:p>
              </table:table-cell>
              <table:table-cell office:value-type="float" office:value="NaN">
                <text:p>NaN</text:p>
              </table:table-cell>
              <table:table-cell office:value-type="float" office:value="0.00275138825364415">
                <text:p>0.00275138825364415</text:p>
              </table:table-cell>
              <table:table-cell office:value-type="float" office:value="NaN">
                <text:p>NaN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NaN">
                <text:p>NaN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NaN">
                <text:p>NaN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NaN">
                <text:p>NaN</text:p>
              </table:table-cell>
              <table:table-cell office:value-type="float" office:value="0.0090210979560879">
                <text:p>0.0090210979560879</text:p>
              </table:table-cell>
              <table:table-cell office:value-type="float" office:value="0.126095020034797">
                <text:p>0.126095020034797</text:p>
              </table:table-cell>
              <table:table-cell office:value-type="float" office:value="0.0060140653040586">
                <text:p>0.0060140653040586</text:p>
              </table:table-cell>
              <table:table-cell office:value-type="float" office:value="0.121892201565728">
                <text:p>0.121892201565728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1898660038713">
                <text:p>0.121898660038713</text:p>
              </table:table-cell>
              <table:table-cell office:value-type="float" office:value="0.00360843918243516">
                <text:p>0.00360843918243516</text:p>
              </table:table-cell>
              <table:table-cell office:value-type="float" office:value="0.121896457242471">
                <text:p>0.121896457242471</text:p>
              </table:table-cell>
            </table:table-row>
            <table:table-row>
              <table:table-cell office:value-type="float" office:value="0.000000172042304000253">
                <text:p>0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NaN">
                <text:p>NaN</text:p>
              </table:table-cell>
              <table:table-cell office:value-type="float" office:value="0.00137837579178664">
                <text:p>0.00137837579178664</text:p>
              </table:table-cell>
              <table:table-cell office:value-type="float" office:value="NaN">
                <text:p>NaN</text:p>
              </table:table-cell>
              <table:table-cell office:value-type="float" office:value="0.00137837579178664">
                <text:p>0.00137837579178664</text:p>
              </table:table-cell>
              <table:table-cell office:value-type="float" office:value="NaN">
                <text:p>NaN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NaN">
                <text:p>NaN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NaN">
                <text:p>NaN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NaN">
                <text:p>NaN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542071884036">
                <text:p>0.122542071884036</text:p>
              </table:table-cell>
              <table:table-cell office:value-type="float" office:value="0.0030070326520293">
                <text:p>0.0030070326520293</text:p>
              </table:table-cell>
              <table:table-cell office:value-type="float" office:value="0.121897385365721">
                <text:p>0.121897385365721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12189633252085">
                <text:p>0.12189633252085</text:p>
              </table:table-cell>
              <table:table-cell office:value-type="float" office:value="0.00180421959121758">
                <text:p>0.00180421959121758</text:p>
              </table:table-cell>
              <table:table-cell office:value-type="float" office:value="0.121896351428326">
                <text:p>0.121896351428326</text:p>
              </table:table-cell>
            </table:table-row>
            <table:table-row>
              <table:table-cell office:value-type="string"/>
              <table:table-cell office:value-type="float" office:value="0.0055242717280199">
                <text:p>0.0055242717280199</text:p>
              </table:table-cell>
              <table:table-cell office:value-type="float" office:value="NaN">
                <text:p>NaN</text:p>
              </table:table-cell>
              <table:table-cell office:value-type="float" office:value="0.000689860274328339">
                <text:p>0.000689860274328339</text:p>
              </table:table-cell>
              <table:table-cell office:value-type="float" office:value="NaN">
                <text:p>NaN</text:p>
              </table:table-cell>
              <table:table-cell office:value-type="float" office:value="0.000689860274328339">
                <text:p>0.000689860274328339</text:p>
              </table:table-cell>
              <table:table-cell office:value-type="float" office:value="NaN">
                <text:p>NaN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NaN">
                <text:p>NaN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NaN">
                <text:p>NaN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122006348121483">
                <text:p>0.122006348121483</text:p>
              </table:table-cell>
              <table:table-cell office:value-type="float" office:value="0.00150351632601465">
                <text:p>0.00150351632601465</text:p>
              </table:table-cell>
              <table:table-cell office:value-type="float" office:value="0.121896381801866">
                <text:p>0.121896381801866</text:p>
              </table:table-cell>
              <table:table-cell office:value-type="float" office:value="0.00112763724451099">
                <text:p>0.00112763724451099</text:p>
              </table:table-cell>
              <table:table-cell office:value-type="float" office:value="0.121896359998618">
                <text:p>0.121896359998618</text:p>
              </table:table-cell>
              <table:table-cell office:value-type="float" office:value="0.00090210979560879">
                <text:p>0.00090210979560879</text:p>
              </table:table-cell>
              <table:table-cell office:value-type="float" office:value="0.121896408708633">
                <text:p>0.121896408708633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2763724451099">
                <text:p>0.00112763724451099</text:p>
              </table:table-cell>
              <table:table-cell office:value-type="float" office:value="0.121916980284909">
                <text:p>0.121916980284909</text:p>
              </table:table-cell>
              <table:table-cell office:value-type="float" office:value="0.000751758163007325">
                <text:p>0.000751758163007325</text:p>
              </table:table-cell>
              <table:table-cell office:value-type="float" office:value="0.121896368292567">
                <text:p>0.121896368292567</text:p>
              </table:table-cell>
              <table:table-cell office:value-type="float" office:value="0.000563818622255494">
                <text:p>0.000563818622255494</text:p>
              </table:table-cell>
              <table:table-cell office:value-type="float" office:value="0.121896437370117">
                <text:p>0.121896437370117</text:p>
              </table:table-cell>
              <table:table-cell office:value-type="float" office:value="0.000451054897804395">
                <text:p>0.000451054897804395</text:p>
              </table:table-cell>
              <table:table-cell office:value-type="float" office:value="0.12189652347063">
                <text:p>0.12189652347063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63818622255494">
                <text:p>0.000563818622255494</text:p>
              </table:table-cell>
              <table:table-cell office:value-type="float" office:value="NaN">
                <text:p>NaN</text:p>
              </table:table-cell>
              <table:table-cell office:value-type="float" office:value="0.000375879081503663">
                <text:p>0.000375879081503663</text:p>
              </table:table-cell>
              <table:table-cell office:value-type="float" office:value="NaN">
                <text:p>NaN</text:p>
              </table:table-cell>
              <table:table-cell office:value-type="float" office:value="0.000281909311127747">
                <text:p>0.000281909311127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